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Heading_20_1" style:master-page-name="MP0">
      <style:paragraph-properties style:page-number="auto"/>
    </style:style>
    <style:style style:name="P4" style:family="paragraph" style:parent-style-name="Heading_20_2">
      <style:paragraph-properties fo:break-before="page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7f1ea"/>
    </style:style>
    <style:style style:name="P6" style:family="paragraph" style:parent-style-name="Normal">
      <style:paragraph-properties fo:margin-left="0cm" fo:margin-right="0cm" fo:text-indent="0.635cm" style:auto-text-indent="false"/>
      <style:text-properties officeooo:paragraph-rsid="0009a57e"/>
    </style:style>
    <style:style style:name="P7" style:family="paragraph" style:parent-style-name="Normal">
      <style:paragraph-properties fo:margin-left="0cm" fo:margin-right="0cm" fo:text-indent="0.635cm" style:auto-text-indent="false"/>
      <style:text-properties officeooo:paragraph-rsid="000a424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language-asian="el" style:country-asian="GR" style:font-weight-asian="bold" style:language-complex="el" style:country-complex="GR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RI .PROGNOSTICA DE DE-<text:line-break/>CUBITU EX MATHEMATICA<text:line-break/>SCIENTIA.<text:bookmark-end text:name="bookmark0"/></text:h>
      <text:h text:style-name="Heading_20_2" text:outline-level="2"><text:span text:style-name="Default_20_Paragraph_20_Font">Cap. I. </text:span></text:h>
      <text:p text:style-name="P5"><text:span text:style-name="Default_20_Paragraph_20_Font"><text:span text:style-name="T1">Ad probandum quidem essentialem esse<text:line-break/>mathematicam scientiam vel ipfa Stoicorum philosopho-<text:line-break/></text:span></text:span><text:span text:style-name="Default_20_Paragraph_20_Font"><text:span text:style-name="T3">t</text:span></text:span><text:span text:style-name="Default_20_Paragraph_20_Font"><text:span text:style-name="T1">um virorum auctoritas sufficiebat, qui tum libros elabo-<text:line-break/>rarunt tum vitam qualis sit ostenderunt. Nihilo minus<text:line-break/>tamen , quoniam etiam praeiens sermo nobis est de illis,<text:line-break/>quae ars medica pollicetur, necessarium est eorum testimo-<text:line-break/>nia afferre, qui in ea fuere probatissimi, ut notum fiat</text:span></text:span></text:p>
      <text:p text:style-name="P1"><text:span text:style-name="Default_20_Paragraph_20_Font"><text:span text:style-name="T1">cunctis ipsius etiam medicos quos adfcifcere sibi oportuit<text:line-break/>praevisiv</text:span></text:span><text:span text:style-name="Default_20_Paragraph_20_Font"><text:span text:style-name="T3">u</text:span></text:span><text:span text:style-name="Default_20_Paragraph_20_Font"><text:span text:style-name="T1">m. suae artis partem, si quidem non omnes, ple-<text:line-break/>rosque tamen mathematicae scientiae illam tulisse acce-<text:line-break/>ptam. Hippocrates igitur et vetustate admodum notus et<text:line-break/>scientia admirandus , inquit, t </text:span></text:span><text:span text:style-name="Default_20_Paragraph_20_Font"><text:span text:style-name="T3">qu</text:span></text:span><text:span text:style-name="Default_20_Paragraph_20_Font"><text:span text:style-name="T1">i</text:span></text:span><text:span text:style-name="Default_20_Paragraph_20_Font"><text:span text:style-name="T3">cun</text:span></text:span><text:span text:style-name="Default_20_Paragraph_20_Font"><text:span text:style-name="T1">q</text:span></text:span><text:span text:style-name="Default_20_Paragraph_20_Font"><text:span text:style-name="T3">ue exercente</text:span></text:span><text:span text:style-name="Default_20_Paragraph_20_Font"><text:span text:style-name="T1">s </text:span></text:span><text:span text:style-name="Default_20_Paragraph_20_Font"><text:span text:style-name="T3">med</text:span></text:span><text:span text:style-name="Default_20_Paragraph_20_Font"><text:span text:style-name="T1">i</text:span></text:span><text:span text:style-name="Default_20_Paragraph_20_Font"><text:span text:style-name="T3">c</text:span></text:span><text:span text:style-name="Default_20_Paragraph_20_Font"><text:span text:style-name="T1">i-<text:line-break/></text:span></text:span><text:span text:style-name="Default_20_Paragraph_20_Font"><text:span text:style-name="T3">nam ph</text:span></text:span><text:span text:style-name="Default_20_Paragraph_20_Font"><text:span text:style-name="T1">y</text:span></text:span><text:span text:style-name="Default_20_Paragraph_20_Font"><text:span text:style-name="T3">siogno</text:span></text:span><text:span text:style-name="Default_20_Paragraph_20_Font"><text:span text:style-name="T1">m</text:span></text:span><text:span text:style-name="Default_20_Paragraph_20_Font"><text:span text:style-name="T3">oniae sunt experte</text:span></text:span><text:span text:style-name="Default_20_Paragraph_20_Font"><text:span text:style-name="T1">s, </text:span></text:span><text:span text:style-name="Default_20_Paragraph_20_Font"><text:span text:style-name="T3">horum men</text:span></text:span><text:span text:style-name="Default_20_Paragraph_20_Font"><text:span text:style-name="T1">s i</text:span></text:span><text:span text:style-name="Default_20_Paragraph_20_Font"><text:span text:style-name="T3">n te-<text:line-break/>nebra</text:span></text:span><text:span text:style-name="Default_20_Paragraph_20_Font"><text:span text:style-name="T1">s </text:span></text:span><text:span text:style-name="Default_20_Paragraph_20_Font"><text:span text:style-name="T3">devoluta</text:span></text:span><text:span text:style-name="Default_20_Paragraph_20_Font"><text:span text:style-name="T1"> t</text:span></text:span><text:span text:style-name="Default_20_Paragraph_20_Font"><text:span text:style-name="T3">orp</text:span></text:span><text:span text:style-name="Default_20_Paragraph_20_Font"><text:span text:style-name="T1">i</text:span></text:span><text:span text:style-name="Default_20_Paragraph_20_Font"><text:span text:style-name="T3">da senescit. </text:span></text:span><text:span text:style-name="Default_20_Paragraph_20_Font"><text:span text:style-name="T1">Non fotum dixit haud<text:line-break/>recte facturos verum. etiam cr</text:span></text:span><text:span text:style-name="Default_20_Paragraph_20_Font"><text:span text:style-name="T3">e</text:span></text:span><text:span text:style-name="Default_20_Paragraph_20_Font"><text:span text:style-name="T1">aturos; nam dixit per te-<text:line-break/>nebras vagari mentem illorum , qui physiognomon^ usi<text:line-break/>non fuerint. At physiognomouica pars astrologiae est pars<text:line-break/>maxima. Qui igitur aliquam laudavit partem multo ma-<text:line-break/>gis celebret ipsum totum. Diocles vero Carystius medi-<text:line-break/>cus et rhetor non solum asserit istic, ut tu quoque nosti,<text:line-break/>sed et veteres insuper testatur ah illuminatione et cursu<text:line-break/>lunae morborum prognostica solitos esse conficere. Quando<text:line-break/>igitur tanti ac tales tum dignitate tum scientia viri non<text:line-break/>tantum ejus quae in medicina habetur, praecoguitiouis<text:line-break/>haeredes sed etiam facti Inarum sectarum auctores hanc</text:span></text:span></text:p>
      <text:p text:style-name="P2"><text:span text:style-name="Default_20_Paragraph_20_Font"><text:span text:style-name="T1">admittunt.,., quo pacte homines qui hanc quasi per manus<text:line-break/>acceperunt fructumque ex alienis -laboribus capiunt quid-<text:line-break/>quam de his addubitabunt?^ Quocirca tu quoque, Aphro-<text:line-break/>disi carissime, si accurate decubitus elaboraveris modum<text:line-break/>et praedictos vrros fueris sectatus, e pulcherrima tuae ar-<text:line-break/>tis parte capies fructum praecognofcendo , ac praedicendo<text:line-break/>quae sint aegrotantibus eventura. . Huic vero tractationem<text:line-break/>inchoemus.</text:span></text:span></text:p>
      <text:h text:style-name="Heading_20_2" text:outline-level="2"><text:span text:style-name="Default_20_Paragraph_20_Font">Cap. 11. </text:span></text:h>
      <text:p text:style-name="P5"><text:span text:style-name="Default_20_Paragraph_20_Font"><text:span text:style-name="T1">Ante omnia lunam considerare oportet,<text:line-break/>num ea moveatur addendo an demendo numeris, non lu-<text:line-break/>minibus, sicuti decepti sunt quidam. Si ergo ubi quis de-<text:line-break/>cubuerit. luna in aliquo duodecim sodiacum eo isti tuentium<text:line-break/>signorum incipiat propriae magnitudini addendo et pro-<text:line-break/>priis numeris moveri progrediens ad aequipartium ; .est<text:line-break/>autem aequipartium idem quod diameter, maximam faciet<text:line-break/>eprsemasiam. Maxime vero si etiam coniunctionalis fue-<text:line-break/>rit, ubi scilicet coniunctione fulu</text:span></text:span><text:span text:style-name="Default_20_Paragraph_20_Font"><text:span text:style-name="T3">i</text:span></text:span><text:span text:style-name="Default_20_Paragraph_20_Font"><text:span text:style-name="T1">a tendit in plenilunium<text:line-break/>et feratur in curius quantitatem majorem fub centesimum</text:span></text:span></text:p>
      <text:p text:style-name="P2"><text:span text:style-name="Default_20_Paragraph_20_Font"><text:span text:style-name="T1">et octogesimum gradum .interficit: Si vero ubi quis de-<text:line-break/>cubuerit, luna demendo moveatur morbus ufque ad oppo-<text:line-break/>situm faciet commotionem ; </text:span></text:span><text:span text:style-name="Default_20_Paragraph_20_Font"><text:span text:style-name="T3">p</text:span></text:span><text:span text:style-name="Default_20_Paragraph_20_Font"><text:span text:style-name="T1">o</text:span></text:span><text:span text:style-name="Default_20_Paragraph_20_Font"><text:span text:style-name="T3">st opp</text:span></text:span><text:span text:style-name="Default_20_Paragraph_20_Font"><text:span text:style-name="T1">osit</text:span></text:span><text:span text:style-name="Default_20_Paragraph_20_Font"><text:span text:style-name="T3">um vero, </text:span></text:span><text:span text:style-name="Default_20_Paragraph_20_Font"><text:span text:style-name="T1">morbum<text:line-break/>in magis salubre convertit. Adverte autem animum ad<text:line-break/>motus testitnoniaque stellarum. Si enim ubi quis decu-<text:line-break/>buerit luna in majus .moveatur, </text:span></text:span><text:span text:style-name="Default_20_Paragraph_20_Font"><text:span text:style-name="T3">Mart</text:span></text:span><text:span text:style-name="Default_20_Paragraph_20_Font"><text:span text:style-name="T1">i </text:span></text:span><text:span text:style-name="Default_20_Paragraph_20_Font"><text:span text:style-name="T3">sulique</text:span></text:span><text:span text:style-name="Default_20_Paragraph_20_Font"><text:span text:style-name="T1"> configurata<text:line-break/>augebit morbum et periculosum reddet. Si vero lumini-<text:line-break/>bus numerisque augeatur circa Martem, oppositum pericu-<text:line-break/>lum proculdubio afferet. Si vero phaetonti Iovi quocun-<text:line-break/>que modo fuerit configurata, morbos sine periculo faciet:<text:line-break/>vel in quadrato facta commotione incolumes reddet ad<text:line-break/>oppositum. Si vero phlegethonti Saturno configuretur<text:line-break/>numeris demens, circa nonagesimum gradum instabiles red-<text:line-break/>dit ac periculosos. Quod si coniunctione foluta ad mi-<text:line-break/>nora feratur, circa centesimum et octogesimum gradum<text:line-break/>absque ullo dubio interimet. Si vero foli vel Marti in<text:line-break/>decubitu configuretur, numeris demens vel etiam lumine<text:line-break/>deficiens, minuetur morbus ad gradum nonagesimum et</text:span></text:span></text:p>
      <text:p text:style-name="P2"><text:span text:style-name="Default_20_Paragraph_20_Font"><text:span text:style-name="T1">lacta commotione ad sanitatem convertetur. Quod si con-<text:line-break/>junctionem folveriret adhuc minuatur, circa centesimum<text:line-break/>et octogesimum- gradum incolumitati restituet. . Verum<text:line-break/>assumere reliquas etiam stellas oportebit per singula signa<text:line-break/>quo pacto fe</text:span></text:span><text:span text:style-name="Default_20_Paragraph_20_Font"><text:span text:style-name="T3">r</text:span></text:span><text:span text:style-name="Default_20_Paragraph_20_Font"><text:span text:style-name="T1"> habent, illinc etenim duodecim signa luna<text:line-break/>permeante causae morborum cognoscuntur. Ante omnia<text:line-break/>autem scire oportet si quisnegligenter fe in calculis gef-<text:line-break/>serit, nihil ei fecundum verum esse- successurum; si vero<text:line-break/>non succedat, in ipsi, non in re causam erroris merito fu-<text:line-break/>turam. Numeri autem non sucus ac in ipsa nativitate<text:line-break/>disquirantur ex hisce enim veritas certa cognoscetur.</text:span></text:span></text:p>
      <text:h text:style-name="Heading_20_2" text:outline-level="2"><text:span text:style-name="Default_20_Paragraph_20_Font">Cap. III. </text:span></text:h>
      <text:p text:style-name="P5"><text:span text:style-name="Default_20_Paragraph_20_Font"><text:span text:style-name="T1">Si Iactus fuerit decubitus quando luna<text:line-break/>est in ariete et Marti vel foli configuratur , morbus a<text:line-break/>capite erit a solis aestu atque meninges dolebunt at erunt<text:line-break/>continuae febres et vigiliae et ardor et sitis et afpera<text:line-break/>lingua et thoracis incendium vel hepatis dolor et pulsus<text:line-break/>elati ac inordinati. His utile fuerit sanguinem educere et</text:span></text:span></text:p>
      <text:p text:style-name="P2"><text:span text:style-name="Default_20_Paragraph_20_Font"><text:span text:style-name="T1">adhibere omnia, quae frigesacere queant et mitigare, nam<text:line-break/>erit delirium atque phrenitis. Quod fi nulla benefica lu-.<text:line-break/>nae complicetur habeatque Saturnus eandem figuram us-<text:line-break/>que ad diem septimum interibit in primo quadrato et<text:line-break/>maxime si luna numeris vel lumine augeatur. Si autem<text:line-break/>factus decubitus fuerit ubi luna est in ariete et aliqua<text:line-break/>maleficarum ex opposito vel quadrato ei configuratur vel<text:line-break/>cum ipsa apparet, stellam ipsam videre oportebit quaenam<text:line-break/>sit. Ac si quidem fuerit Saturnus, causae in capite sunt,<text:line-break/>lethargus fine </text:span></text:span><text:span text:style-name="Default_20_Paragraph_20_Font"><text:span text:style-name="T3">t</text:span></text:span><text:span text:style-name="Default_20_Paragraph_20_Font"><text:span text:style-name="T1">enso alto </text:span></text:span><text:span text:style-name="Default_20_Paragraph_20_Font"><text:span text:style-name="T3">t</text:span></text:span><text:span text:style-name="Default_20_Paragraph_20_Font"><text:span text:style-name="T1">emno oppressi, infrigidati, ad-<text:line-break/>huc autem inaequales nunc quidem remisso morbo nunc<text:line-break/>vero intenso. Quod si illa quoque luminibus vel numeris<text:line-break/>vel utrisque demat, ut tibi antea dixi ,. ad dictum gradum<text:line-break/>nonagesimum maximam habebit commotionem. Sed et<text:line-break/>reliquas quoque .adjunge. Nam si leniter vel fol aliqua<text:line-break/>annuerit- configuratione ; in summum veniet discrimen, at<text:line-break/>oppositum praetergressus servabitur. Si autem siclus Mer-<text:line-break/>curius propositae constitutioni configuretur, absque dubio</text:span></text:span></text:p>
      <text:p text:style-name="P2"><text:span text:style-name="Default_20_Paragraph_20_Font"><text:span text:style-name="T1">morietur. Et si igneus quoque Mars propositae figurae<text:line-break/>configuretur, redemptores tu potius existimabis. Quare<text:line-break/>oportebit te omni prudentia uti scientem hujusce stellae<text:line-break/>frigidiores esse affectus atque rheumaticos. Si vero luna<text:line-break/>configuretur Marti vel soli numeris addens vel etiam Iu-<text:line-break/>miui inducet ea in capite affectus alienationes mentis,<text:line-break/>phrenitides, dolores, inflammationes, incendia, cruentatio-<text:line-break/>nes. oportet igitur in cunctis uti illis, quae frigefacere<text:line-break/>valeant et discutere atque tusce quidem maxime circa<text:line-break/>quadratum; nam post tertium diem augeri incipit morbi<text:line-break/>magnitudo , affectus vero periculosi erunt et acutissimi us-<text:line-break/>que ad oppositum. Si autem Mercurius propositae figurae<text:line-break/>configuretur, periclitatus servabitur; namque hic consentit<text:line-break/>cum Marte, e contra vero a Saturno dissentit. Si vero<text:line-break/>ubi factus fuerit decubitus, Jovi vel Mercurio et Veneri<text:line-break/>vel etiam alteri ipsorum tantum luna configuretur, mor-<text:line-break/>bos quidem facit inaequales et in diver</text:span></text:span><text:span text:style-name="Default_20_Paragraph_20_Font"><text:span text:style-name="T3">t</text:span></text:span><text:span text:style-name="Default_20_Paragraph_20_Font"><text:span text:style-name="T1">es affectus devol-<text:line-break/>vuntur, sed omnino servantur. Te ergo oportet diaetis</text:span></text:span></text:p>
      <text:p text:style-name="P2"><text:span text:style-name="Default_20_Paragraph_20_Font"><text:span text:style-name="T1">adhibere animum et gestationibus et deambulationibus et<text:line-break/>balneis et vino exhibendo; qui enim Saturno configurante<text:line-break/>decubuere et balnea cupient et quietem et lectum cibum-<text:line-break/>que multum et calentem potum. Qui autem Marte po-<text:line-break/>tum frigentem, motum, vinum , ventos. Oportet ergo te<text:line-break/>a proprio juxta quamlibet stellam desiderio haud quaquam<text:line-break/>retrahere ; quaelibet enim stella quibus rebus delectatur<text:line-break/>et optat, his etiam juvat. Ut enim mihi videtur, optime<text:line-break/>Aphrodisi, ne putato hujuscemodi curationes medicae ra-<text:line-break/>tioni adverfarr. Ego enim qui cognitas habeo stellarum<text:line-break/>naturas effatus fum tibi quibus rebus quaelibet delecte-<text:line-break/>tur, ut in cunctis labi non possis.</text:span></text:span></text:p>
      <text:h text:style-name="Heading_20_2" text:outline-level="2"><text:span text:style-name="Default_20_Paragraph_20_Font">Cap. IV. </text:span></text:h>
      <text:p text:style-name="P5"><text:span text:style-name="Default_20_Paragraph_20_Font"><text:span text:style-name="T1">Si quis </text:span></text:span><text:span text:style-name="Default_20_Paragraph_20_Font"><text:span text:style-name="T3">i</text:span></text:span><text:span text:style-name="Default_20_Paragraph_20_Font"><text:span text:style-name="T1">ero decubuerit quando luna est<text:line-break/>in tauro et Satumus in ejus est quadrato vel opposito<text:line-break/>vel cum ipsa una praesertim ubi ea et lumini et numeris<text:line-break/>demit, morbus etiam in principio a crapula erit et fer-<text:line-break/>culis et plenitudine; et erunt febres adstrictae et hypo-<text:line-break/>chondriorum dolor et labor articulorum et pullus elati ac</text:span></text:span></text:p>
      <text:p text:style-name="P2"><text:span text:style-name="Default_20_Paragraph_20_Font"><text:span text:style-name="T1">inordinati et totius corporis inflammatio et in pulmone<text:line-break/>ac latere sinistro </text:span></text:span><text:span text:style-name="Default_20_Paragraph_20_Font"><text:span text:style-name="T3">t</text:span></text:span><text:span text:style-name="Default_20_Paragraph_20_Font"><text:span text:style-name="T1">ensus gravitatis. Hos juvat sanguinis<text:line-break/>detractio eaque omnia quae valent habitum demoliri. Si<text:line-break/>igitur beneficae usque ad oppositum non complicentur,<text:line-break/>procul dubio morietur. Quod si etiam Mars eandem figo-<text:line-break/>ram aut oppositum retineat, in primo quadrato interibit.<text:line-break/>At si beneficae adsint lunamque adspiciant, periclitatus fer-<text:line-break/>v</text:span></text:span><text:span text:style-name="Default_20_Paragraph_20_Font"><text:span text:style-name="T3">e</text:span></text:span><text:span text:style-name="Default_20_Paragraph_20_Font"><text:span text:style-name="T1">hitur. Si vero quis decubuerit quando luna est in<text:line-break/>Tauro , praecipue ubi dies est, Mars autem cum ea est si-<text:line-break/>mul vel in ejus opposito aut quadrato morbus erit ex ple-<text:line-break/>nitudine sanguinis et adstrictio et incendium et dolor colli<text:line-break/>ossiumque immodicae vigiliae et magnum vini deside</text:span></text:span><text:span text:style-name="Default_20_Paragraph_20_Font"><text:span text:style-name="T3">r</text:span></text:span><text:span text:style-name="Default_20_Paragraph_20_Font"><text:span text:style-name="T1">ium<text:line-break/>et frigidae. His ergo sanguinis detractio conducit et em-<text:line-break/>nia quae relaxant. Quod si Satur</text:span></text:span><text:span text:style-name="Default_20_Paragraph_20_Font"><text:span text:style-name="T3">an</text:span></text:span><text:span text:style-name="Default_20_Paragraph_20_Font"><text:span text:style-name="T1">s eandem eum luna<text:line-break/>obtineat figuram nullaque benefica complicetur, nonum<text:line-break/>diem non superabit; si autem beneficae praefantes adsint<text:line-break/>vel configurentur, periclitatus usque ad vigesimum diem</text:span></text:span></text:p>
      <text:p text:style-name="P2"><text:span text:style-name="Default_20_Paragraph_20_Font"><text:span text:style-name="T1">servabitur. Si vero quis decubuerit quando luna est in<text:line-break/>tauro, ac juxta propositam constitutionem et lumina et<text:line-break/>numeros imminuit, ipsi vero Saturnus quomodocunque<text:line-break/>configuratur, praefestina si Venus una comprehendatur, af-<text:line-break/>fectus juxta sane signi . proprietatem in ipsis initiis tarde<text:line-break/>movebuntur et aegre innotescent, veluti si non adsit mor-<text:line-break/>bus:- et corporibus imbecilli et interrupti loquelis et sto-<text:line-break/>macho nihil appetentes et calefactiones quae </text:span></text:span><text:span text:style-name="Default_20_Paragraph_20_Font"><text:span text:style-name="T3">t</text:span></text:span><text:span text:style-name="Default_20_Paragraph_20_Font"><text:span text:style-name="T1">uus in pro-<text:line-break/>fundo ostendentes et articulis dolentes et toto corpore<text:line-break/>resoluti. Haec autem ego tibi signa totius zodiaci propono,<text:line-break/>ut si quod ex illis appareat, facile videas quid de infla-<text:line-break/>mis sit pronunciandum. Natura enim ipse zodiacus quum<text:line-break/>habeat significationes aquarum inducit et terra et mari<text:line-break/>tempestates et excitat diversorum turbationes ventorum.<text:line-break/>Quare te. capitis curam gerere oportet; boe enim ostendet<text:line-break/>tibi principii fixam morbi cau</text:span></text:span><text:span text:style-name="Default_20_Paragraph_20_Font"><text:span text:style-name="T3">l</text:span></text:span><text:span text:style-name="Default_20_Paragraph_20_Font"><text:span text:style-name="T1">am; unde et nervofum omne<text:line-break/>compatietur et noxae stomachi consequentur pulsusque<text:line-break/>abditi et fornica</text:span></text:span><text:span text:style-name="Default_20_Paragraph_20_Font"><text:span text:style-name="T3">n</text:span></text:span><text:span text:style-name="Default_20_Paragraph_20_Font"><text:span text:style-name="T1">tes praecipue per diem. Quamobrem</text:span></text:span></text:p>
      <text:p text:style-name="P2"><text:span text:style-name="Default_20_Paragraph_20_Font"><text:span text:style-name="T1">nutrire quidem oportet, non autem vereri obspusillauimt-<text:line-break/>tatem et detractiones sanguinis et ventris subductionem<text:line-break/>omnisque quae evacuant, ut quae magnam admodum de-<text:line-break/>bilitatem inducant; a quadrato autem usque ad oppositum<text:line-break/>diligentius servare. Si enim coniunctione soluta significa-<text:line-break/>tiones mutabit in melius, morbus in opposito dissolvetur;<text:line-break/>ac fi coniunctione soluta in deterius significationes faciet,<text:line-break/>praefertim si nulla benefica in decussim fuerit complicata,<text:line-break/>oppositum non praetergredietur. Si vero quis decubuerit<text:line-break/>quando riuna est in tauro et Marti vel foli configuratur,<text:line-break/>praefertim si plena sit vel gibba utrinque numeris auge-<text:line-break/>fcens in collo et hypochondriis erunt causae ex plenitu-<text:line-break/>dine et febres ardentes ac constrictae et in lingua asperi-<text:line-break/>tas et oris amaror; ipsi vero oculis torve intuentes fa-<text:line-break/>ciesque prorsus minabunda ac verbis temerarii et fre-<text:line-break/>quentius in domesticos amarulenti insultant et funt siti-</text:span></text:span></text:p>
      <text:p text:style-name="P2"><text:span text:style-name="Default_20_Paragraph_20_Font"><text:span text:style-name="T1">colosi. oportet itaque. ventris curam gerere ne sit ad-<text:line-break/>strictus, atque in primis sanguinis detractionibus uti neque<text:line-break/>a desiderio frigidi potus admodum retrahere , nam morbi<text:line-break/>a principio usque ad quintum sive septimum erunt acu-<text:line-break/>Hores. Oportet autem esse. attentum. Si enim videris<text:line-break/>leonem in quarto, erit affectus cardiacus. Quare oportet<text:line-break/>in feptimo singulis horis esse attentum et ad viniae fri</text:span></text:span><text:span text:style-name="Default_20_Paragraph_20_Font"><text:span text:style-name="T3">c<text:line-break/></text:span></text:span><text:span text:style-name="Default_20_Paragraph_20_Font"><text:span text:style-name="T1">gidae potionem praeparari. A septimo. autem si ad dete-<text:line-break/>rius vertatur, ejus salus est desperanda, nam inevitabiliter<text:line-break/>morietur Inspicere. autem oportet et horas in hac com-<text:line-break/>motione quo pacto possis horam adaptare ad beneficas et<text:line-break/>nutriendo vel lavando vel vinum exhibendo opitulari.<text:line-break/>Si enim in hac commotione cibus detur, medicae id ra-<text:line-break/>tioni adversabitur; at si in hora detur benesicarum, ma-<text:line-break/>gnopere juverit. Quod si lunae dum ad eum, qui dictus<text:line-break/>est, fe habet modum, Iupiter vel Mercurius vel Venus<text:line-break/>configuretur sive addat illa numeris sive demat usque ad</text:span></text:span></text:p>
      <text:p text:style-name="P2"><text:span text:style-name="Default_20_Paragraph_20_Font"><text:span text:style-name="T1">oppositum, manifesta fiet ad salutem conversio. oportet<text:line-break/>ergo citra omnem adlectionem diminuendo cibare.</text:span></text:span></text:p>
      <text:h text:style-name="Heading_20_2" text:outline-level="2"><text:span text:style-name="Default_20_Paragraph_20_Font">Cap. U </text:span></text:h>
      <text:p text:style-name="P6"><text:span text:style-name="Default_20_Paragraph_20_Font"><text:span text:style-name="T1">Si vero aliquis decubuerit, quando luna est<text:line-break/>in geminis et Saturnus est cum ipfa, vel ex opposito aut<text:line-break/>quadrato adspicit , . origo morbi a labore et vigilia erit<text:line-break/>vel ru primis ab itinere, si luna lumini demat et numeris,<text:line-break/>habebit enim in articulis dolorem ; et paulatim se retegit<text:line-break/>morbus et a tertio die incipit augeri usque ad vigesimum ;<text:line-break/>febres enim tenues erunt et corporis totius exteuuationes<text:line-break/>ob eas quae frequentius noctu fient intensiones et .dolor<text:line-break/>(plenis. Quod si nulla benefica complicetur et eandem<text:line-break/>igneus Mars figuram obtineat, post trigesimum diem nto-<text:line-break/>rietur. Sed si adfuerint beneficae ac lunam intueantur,<text:line-break/>in diuturnos et periodicos delapsus affectus servabitur. Si<text:line-break/>vero aliquis decubuerit, quando luna est in geminis et<text:line-break/>Mars vel cum ipfa est vel ex opposito seu quadrato adfpi-<text:line-break/>cit tum autem numeris lumineque augescit, instabilis mor-<text:line-break/>bus ac periculosus erit. Nam continuae erunt febres ad-</text:span></text:span></text:p>
      <text:p text:style-name="P2"><text:span text:style-name="Default_20_Paragraph_20_Font"><text:span text:style-name="T1">strictaeque ac ardentes et pulsus elati ac inordinati. His<text:line-break/>igitur conducet detractio sanguinis. Quod si nulla bene-<text:line-break/>fica lunam adspiciat et -eandem Saturius figuram obtineat,<text:line-break/>usque ad diametrum morietur. Sed si eam benefica ad-<text:line-break/>fpiciat, periclitatus servabitur. Si vero aliquis decubuerit,<text:line-break/>quando luna est in geminis, procataretica morbi cau</text:span></text:span><text:span text:style-name="Default_20_Paragraph_20_Font"><text:span text:style-name="T3">t</text:span></text:span><text:span text:style-name="Default_20_Paragraph_20_Font"><text:span text:style-name="T1">a a<text:line-break/>labore erit e.t balneis ; atque omnis humiditas morbum<text:line-break/>retinebit. Quod si configuretur splendens Saturnus seiu-<text:line-break/>tillantem Mercurius assumens ; praecipue si luna conjun-<text:line-break/>ctione numeris demat, scapulas dolebit et lumbos et to-<text:line-break/>tum corpus erit ignitum , ac in superficie velut: ex ad-<text:line-break/>rstione dolens. Erunt autem inutiles sanguinis detractio-<text:line-break/>nes quod quidem ipsi exoptabunt; et contraria eritfrigi-<text:line-break/>dae potio usque ad septimum.^ Quum autem ea conjun-<text:line-break/>ctionem solvit et ad minora movetur, procul dubio inter-<text:line-break/>ibit. Si vero in proposita constitutione aliqua beuesica-<text:line-break/>..unr in decubitu configuretur, ab aliis in alios decidunt<text:line-break/>affectus ut lschiadas.et alios quosdam in ipsis articulis do-</text:span></text:span></text:p>
      <text:p text:style-name="P2"><text:span text:style-name="Default_20_Paragraph_20_Font"><text:span text:style-name="T1">lorea. Quantitas autem temporis innotescet tibi ex ipsa<text:line-break/>lunae copulatione; hoc est ex ipso stellae beneficae pro-<text:line-break/>gressu, nam proculdubio servantur. Eadem autem ratio in<text:line-break/>omni signo. Si. vero decubitus fiat omnium carens con-<text:line-break/>figuratione stellarum, inaequales morbi sunt, sub oppositum<text:line-break/>autem liberantur. Inaequalitas vero ita tibi statuatur;<text:line-break/>quocunque in signo luna exstiterit, in eo ipsam imperium<text:line-break/>assumere : indicat enim tibi ipfa stella per singulos dies,<text:line-break/>utrum intendetur an remittetur. Si vero in proposita<text:line-break/>decubitus constitutione luna suerit in geminis et consigna<text:line-break/>retur ei quocunque modo Mars aut sol aut uterque , ac<text:line-break/>praecipue si ipfa plena fuerit vel gibba utrinque, feratur<text:line-break/>autem in magna suo motu, erit quidem aegroti ea prae-<text:line-break/>sumptio suam ut salutem desiperet; et lachrymantur quod<text:line-break/>tali statu sint ; exiliunt autem et sunt in loquendo auda-<text:line-break/>ces simulacluorum imaginationibus insilientes ; quibus om-<text:line-break/>tubus augescentibus augescit affectus. Interdiu autem et<text:line-break/>stomachi est debilitas et affectus circa meningem, ut fiant</text:span></text:span></text:p>
      <text:p text:style-name="P2"><text:span text:style-name="Default_20_Paragraph_20_Font"><text:span text:style-name="T1">et prostrati et sine pulsu. Oportet ergo colligando atque<text:line-break/>fovendo curam gerere extremorum et cogitare^ opportunas<text:line-break/>esse sanguinis detractiones ; juxta autem signum et prae-<text:line-break/>cipue si ipsi appetant, adaugere cibos : a coniunctione enim<text:line-break/>cognosces signum et salvere morbum audies, si et stoma-<text:line-break/>chus validior tibi esse videbitur et meninx ab affectu li-<text:line-break/>berata, servabuntur bi procul dubio. Quod si ab opposi-<text:line-break/>tione morbus tendat ad incrementum et per ventrem te-<text:line-break/>nuia reddantur, procul dubio intereunt. Magnopere au-<text:line-break/>tem conducit, si quae consueta funt exhibeantur. Si au-<text:line-break/>tem beneficae juxta hoc signum propositae constitutioni<text:line-break/>configurentur, ac si luna vel demat vel addat omnia qui-,<text:line-break/>dem medicamina abdicare oportet, regere autem balneis<text:line-break/>simplicibus et tempestivis et gestationibus et exercitamen-<text:line-break/>fis quae per manus fiunt,. nam absque dubie servantur.<text:line-break/>Quidam autem in ipsio quadrato morbo liberantur.</text:span></text:span></text:p>
      <text:h text:style-name="P4" text:outline-level="2"><text:span text:style-name="Default_20_Paragraph_20_Font">cap. VI. </text:span></text:h>
      <text:p text:style-name="P6"><text:span text:style-name="Default_20_Paragraph_20_Font"><text:span text:style-name="T1">Si vero aliquis decubuerit, quando luna<text:line-break/>est in cancro et ei pangitur Saturnus vel ex opposito aut<text:line-break/>quadrato adfpicit , morbi origo a balneis erit et frigefa-<text:line-break/>ottone. In thorace erit fluxio et tusses et corporis ad-<text:line-break/>strictio et febriculae tenues . ac malignae et pulsus tenues<text:line-break/>debilesque et lateris dolor. His igitur convenient calesa-<text:line-break/>cientia omnia. Quod si benefica lunant non adspexerit,<text:line-break/>morbo producto hic obibit usque ad diem quadragesimum.<text:line-break/>Si autem benefica lunam adspexerit multis vexatus malis<text:line-break/>servabitur. Si vero aliquis decubuerit quando luna est in<text:line-break/>cancro et cum ea est Mars- vel ex opposito aut quadrato<text:line-break/>adfpicit, morbi origo a vomitibus erit et cholera ao sic-<text:line-break/>madii subversione. His igitur convenient frigesacientia<text:line-break/>et adstringentia om</text:span></text:span><text:span text:style-name="Default_20_Paragraph_20_Font"><text:span text:style-name="T3">n</text:span></text:span><text:span text:style-name="Default_20_Paragraph_20_Font"><text:span text:style-name="T1">ia. Quod si beneficae lunam haud<text:line-break/>adspexerint, in primo quadrato interibit, at si benefica<text:line-break/>lunam adspexerit, i</text:span></text:span><text:span text:style-name="Default_20_Paragraph_20_Font"><text:span text:style-name="T3">n</text:span></text:span><text:span text:style-name="Default_20_Paragraph_20_Font"><text:span text:style-name="T1"> primo quadrato servabitur. Si vero<text:line-break/>quis decubuerit quando luna est in Cancro, morbus erit<text:line-break/>ex vini ingurgitatione ac usu immoderato. Incipiet autem</text:span></text:span></text:p>
      <text:p text:style-name="P2"><text:span text:style-name="Default_20_Paragraph_20_Font"><text:span text:style-name="T1">a </text:span></text:span><text:span text:style-name="Default_20_Paragraph_20_Font"><text:span text:style-name="T2">. </text:span></text:span><text:span text:style-name="Default_20_Paragraph_20_Font"><text:span text:style-name="T1">distentione et elevatione membrorum collaborantium ;<text:line-break/>et aegri disserendo declarant locum affectum. Erit autem<text:line-break/>a frequentioribus vomitibus atque abundantia bilis: aegre<text:line-break/>igitur respirat et costas dolent projecta</text:span></text:span><text:span text:style-name="Default_20_Paragraph_20_Font"><text:span text:style-name="T3">n</text:span></text:span><text:span text:style-name="Default_20_Paragraph_20_Font"><text:span text:style-name="T1">tes se valde., ac<text:line-break/>volentes frigido in aere esse contine</text:span></text:span><text:span text:style-name="Default_20_Paragraph_20_Font"><text:span text:style-name="T3">n</text:span></text:span><text:span text:style-name="Default_20_Paragraph_20_Font"><text:span text:style-name="T1">ter, ut etiam operi-<text:line-break/>me</text:span></text:span><text:span text:style-name="Default_20_Paragraph_20_Font"><text:span text:style-name="T3">n</text:span></text:span><text:span text:style-name="Default_20_Paragraph_20_Font"><text:span text:style-name="T1">ta abjiciant et circa artus dolentes frequentius exsur-<text:line-break/>gent praecipue ah oppositu. Quare oportet non solum<text:line-break/>desistere a frigida </text:span></text:span><text:span text:style-name="Default_20_Paragraph_20_Font"><text:span text:style-name="T3">e</text:span></text:span><text:span text:style-name="Default_20_Paragraph_20_Font"><text:span text:style-name="T1">xhibenda, sed adhibere etiam quae va-<text:line-break/>lea</text:span></text:span><text:span text:style-name="Default_20_Paragraph_20_Font"><text:span text:style-name="T3">n</text:span></text:span><text:span text:style-name="Default_20_Paragraph_20_Font"><text:span text:style-name="T1">t frigefacere et discutere praecipueque in principiis.<text:line-break/>Si vero Marti aut foli aut utrisque quocunque adspectus<text:line-break/>mode luna configuretur, erunt febres per additionem et<text:line-break/>augmentum et pulsus inaequales, alias quidem aucti, alias<text:line-break/>autem attenuati. Quare sanguinis detractio conducit, a<text:line-break/>quinto e</text:span></text:span><text:span text:style-name="Default_20_Paragraph_20_Font"><text:span text:style-name="T3">n</text:span></text:span><text:span text:style-name="Default_20_Paragraph_20_Font"><text:span text:style-name="T1">im gradu usque ad nonagesimum hoc est quadra-.<text:line-break/>tum lateris , successivi et maligni affectus consequentur.<text:line-break/>Quod si nulla benefica complicetur quousque solverit con-<text:line-break/>junctionem in nervoso patiuntur et delirant acclamantes</text:span></text:span></text:p>
      <text:p text:style-name="P2"><text:span text:style-name="Default_20_Paragraph_20_Font"><text:span text:style-name="T1">ac vociferantes. Naturaliter autem juxta hoc sig</text:span></text:span><text:span text:style-name="Default_20_Paragraph_20_Font"><text:span text:style-name="T3">n</text:span></text:span><text:span text:style-name="Default_20_Paragraph_20_Font"><text:span text:style-name="T1">um in<text:line-break/>noctibus superveniunt affectus; Si autem coniunctio</text:span></text:span><text:span text:style-name="Default_20_Paragraph_20_Font"><text:span text:style-name="T3">n</text:span></text:span><text:span text:style-name="Default_20_Paragraph_20_Font"><text:span text:style-name="T1">em<text:line-break/>solverit et ad minora moveatur ac beneficae .copuletur, in<text:line-break/>periodicum affectum veluti quartanarum delapsus scrvabi-<text:line-break/>tur.- At si maleficae copuletur modo nihilominus perio-<text:line-break/>dico perdetur. Si vero in praedicta co</text:span></text:span><text:span text:style-name="Default_20_Paragraph_20_Font"><text:span text:style-name="T3">n</text:span></text:span><text:span text:style-name="Default_20_Paragraph_20_Font"><text:span text:style-name="T1">stitutione nulla<text:line-break/>fuerit media usque ad oppositum , si luna coniunctionem<text:line-break/>solvat et tendat ad minora servabitur. At si a conjun-<text:line-break/>ctione ad majora moveatur, malefica autem media fuerit,<text:line-break/>Saturatus inquam, usque ad oppositum periclitatus. fer</text:span></text:span><text:span text:style-name="Default_20_Paragraph_20_Font"><text:span text:style-name="T3">r</text:span></text:span><text:span text:style-name="Default_20_Paragraph_20_Font"><text:span text:style-name="T1">a-<text:line-break/>bitur.. Naturaliter autem qui hoc in sig</text:span></text:span><text:span text:style-name="Default_20_Paragraph_20_Font"><text:span text:style-name="T3">n</text:span></text:span><text:span text:style-name="Default_20_Paragraph_20_Font"><text:span text:style-name="T1">o decubuerunt<text:line-break/>morbis laborabunt, qui aegre intermittant atque malignis,<text:line-break/>et quae illis conferre medicationes videntur adver</text:span></text:span><text:span text:style-name="Default_20_Paragraph_20_Font"><text:span text:style-name="T3">t</text:span></text:span><text:span text:style-name="Default_20_Paragraph_20_Font"><text:span text:style-name="T1">antur.<text:line-break/>convenit autem et vi</text:span></text:span><text:span text:style-name="Default_20_Paragraph_20_Font"><text:span text:style-name="T3">n</text:span></text:span><text:span text:style-name="Default_20_Paragraph_20_Font"><text:span text:style-name="T1">i exhibitio et balnea et cibi .qui<text:line-break/>celeriter valeant distribui. Si vero in proposita constito-<text:line-break/>tione Satur</text:span></text:span><text:span text:style-name="Default_20_Paragraph_20_Font"><text:span text:style-name="T3">an</text:span></text:span><text:span text:style-name="Default_20_Paragraph_20_Font"><text:span text:style-name="T1">s aut Venus configurentur morbi quidem i<text:line-break/>remittentur, ut ostensum est tibi, fed restabu</text:span></text:span><text:span text:style-name="Default_20_Paragraph_20_Font"><text:span text:style-name="T3">n</text:span></text:span><text:span text:style-name="Default_20_Paragraph_20_Font"><text:span text:style-name="T1">t magis do-<text:line-break/>lores iu articulis auribusque ; quidam autem in pulmone</text:span></text:span></text:p>
      <text:p text:style-name="P2"><text:span text:style-name="Default_20_Paragraph_20_Font"><text:span text:style-name="T1">vel hepate retinent affectus; ita autem diuturnae erunt<text:line-break/>aegritudines. Si ergo in hac figura luna numeris demens<text:line-break/>moveatur, diu durant affectus et nihilominus in affectu<text:line-break/>morietur. Quod si luna augendo et numeris addat et lu-<text:line-break/>mini, ac Iupiter quocunque modo advocetur, decumbant<text:line-break/>tamdiu dum luna ad. decimum a decnbitu signum devene-<text:line-break/>rit. Si vero nec a maleficis nec a beneficis adspiciatur,<text:line-break/>in ipfo signo morbo liberabuntur. Quod si beneficae tan-<text:line-break/>tum atque Mercurius quocunque modo configurentur us-<text:line-break/>que ad quadratum ipsus solvunt affectus. oportet ergo<text:line-break/>a frequentioribus balueis abstinere, converti autem ad<text:line-break/>exercitationes gestationesque ; namque hoc modo morbi mi-<text:line-break/>tigabuntur.</text:span></text:span></text:p>
      <text:h text:style-name="Heading_20_2" text:outline-level="2"><text:span text:style-name="Default_20_Paragraph_20_Font">C a p. VII.</text:span></text:h>
      <text:p text:style-name="P6"><text:span text:style-name="Default_20_Paragraph_20_Font"><text:span text:style-name="T1"><text:s/>Si vero quis decubuerit, quando luna est<text:line-break/>in leo</text:span></text:span><text:span text:style-name="Default_20_Paragraph_20_Font"><text:span text:style-name="T3">n</text:span></text:span><text:span text:style-name="Default_20_Paragraph_20_Font"><text:span text:style-name="T1">e et Mars cum ea est vel ex opposito aut qua—<text:line-break/>drato adspicit, morbi initium erit ex plenitudine et cru-<text:line-break/>ditate. Erit enim in pectore ac hypochoudriis dolor et</text:span></text:span></text:p>
      <text:p text:style-name="P2"><text:span text:style-name="Default_20_Paragraph_20_Font"><text:span text:style-name="T1">erunt intensae febres et caliditas in . profundo , quam in<text:line-break/>superficie maturet alvus adstricta. His igitur omnia con-<text:line-break/>venient quae excalefaciunt et relaxant. Quod si benefi-<text:line-break/>cae lunam haud adspexerint usque ad oppositum interibit.<text:line-break/>At si beneficae lunam adspexerint multa passus mala fer-<text:line-break/>vabitur. Si vero quis decubuerit quando luna est in<text:line-break/>Leone et simul cum ea est Mars vel ex opposito adspicit<text:line-break/>aut quadrato morbi initium a sanguinis plenitudine erit.<text:line-break/>Et erunt febres fluidae et pulsus debiles atque abditi et<text:line-break/>animi defectus et appetentiae collapsae et gravitas et ca-<text:line-break/>taphora et totius corporis langu</text:span></text:span><text:span text:style-name="Default_20_Paragraph_20_Font"><text:span text:style-name="T3">o</text:span></text:span><text:span text:style-name="Default_20_Paragraph_20_Font"><text:span text:style-name="T1">r et cardiaca dispositio.<text:line-break/>His igitur convenient adstringentia et refrigerantia cuncta.<text:line-break/>Quod si benefica. nulla lunam adspiciat, usque ad nonum<text:line-break/>interibit. At si beneficae eam adspiciant, post oppositum<text:line-break/>periclitatus servabitur. Si vero quis decubuerit quando<text:line-break/>luna est in leone quocunque In gradu; hoc autem ipfum<text:line-break/>in aliis etiam signis advertatur, licet ego de illis non de-<text:line-break/>cernam, in horcscopo existente leone erit morbus ab ani-</text:span></text:span></text:p>
      <text:p text:style-name="P2"><text:span text:style-name="Default_20_Paragraph_20_Font"><text:span text:style-name="T1">mali parte et molestis laboribus aut negociis et aliis sol- -<text:line-break/>licitudinlbus. Pectus quidem erit ardens, extrema autem<text:line-break/>frigentia et causae r n capite erunt et oculi cavati et na-<text:line-break/>ris contracta et videbuntur sine pulsu esse aegrotantes et .<text:line-break/>morbum ostendent diuturnum et quantum ad plenitudinem<text:line-break/>viribus valebunt. oportet ergo e vestigio sanguinem de-<text:line-break/>trahere, si quidem fieri potest, dum luna in ipso signo<text:line-break/>movetur et praecipue quidem si inceperit ad majora mo-<text:line-break/>veri; sin minus, usque ad tertium et extrema fricare, ac<text:line-break/>exagitare omnia quae sicut infra thoracem. Quod si Mars<text:line-break/>et sol , lunae addenti utrisque, nempe numeris ac lumini,<text:line-break/>configurentur, cardiacus erit affectus procul dubio usque ad<text:line-break/>quintum diem; fub quadratum vero latus si cesset a nu- -<text:line-break/>meris aut etiam adaugeat , Saturne autem configuretur,<text:line-break/>falvus .fiet. Si vero Iupiter aut Venus lunae in decubitu<text:line-break/>.onfigurentur ; ubi ipfa luna ad tetragonum venerit, ser-<text:line-break/>vabitur. Si vero ipfa quoque sola numeris demens mo-<text:line-break/>veatur, falvus fiet. Utiles autem fuerint ipfae vini exui-</text:span></text:span></text:p>
      <text:p text:style-name="P2"><text:span text:style-name="Default_20_Paragraph_20_Font"><text:span text:style-name="T1">b itiones et balnea et post tertium aut quintum gestatio-<text:line-break/>ces. Si vero io propositu figura quando in decnbitu. luna<text:line-break/>est in leone , ac ad magna movetur vel lumini addit, Sa-<text:line-break/>turnus ipsi configuretur ac Venus fuerit in medio coeli<text:line-break/>ver beneficorum una ea quidem quae fiunt praedicta us-<text:line-break/>que ad quadratum evenient, nihilo autem minus dolores<text:line-break/>in vesica erunt et stomachi inflationes verum servantur.<text:line-break/>Quod si ea a coniunctione majora percurrat procul dubio<text:line-break/>servabuntur. Quod si propositae figurae Saturnus et Mars<text:line-break/>aut alius quispiam configuretur ipfaqne borealem ver</text:span></text:span><text:span text:style-name="Default_20_Paragraph_20_Font"><text:span text:style-name="T3">t</text:span></text:span><text:span text:style-name="Default_20_Paragraph_20_Font"><text:span text:style-name="T1">us<text:line-break/>tendat, tibi ea ad appositum venerit morbi omnino solutio<text:line-break/>fiet. oportet autem haud fovere neque lu locis tenebro-<text:line-break/>sis habere decumbentes; continenter vero longe a cnpidi-<text:line-break/>tate retrahere. Est vero utile frigidam exhibere; et uti-<text:line-break/>les cibi qni implere valeant non autem imminuere.- si<text:line-break/>veru ipfa luna cunctis sit inconfpeeta ad magna antem<text:line-break/>moveatur, ubi venerit ad oppositum, facta crisis conano-<text:line-break/>tione morbum salvet. Quod si ad minora moveatur ae-</text:span></text:span></text:p>
      <text:p text:style-name="P2"><text:span text:style-name="Default_20_Paragraph_20_Font"><text:span text:style-name="T1">grotus, quoad illa coniunctionem sit praetergressa, inaequali<text:line-break/>morbo detentus frequentiusque in morbum relapsus fer-<text:line-break/>vabitur.</text:span></text:span></text:p>
      <text:h text:style-name="Heading_20_2" text:outline-level="2"><text:span text:style-name="Default_20_Paragraph_20_Font">Cap. VIII. </text:span></text:h>
      <text:p text:style-name="P7"><text:span text:style-name="Default_20_Paragraph_20_Font"><text:span text:style-name="T1">Si vero aliquis decubuerit quando luna<text:line-break/>est in virgine et Saturnus cum ipsa est vel ex opposito<text:line-break/>aut quadrato auspicis, morbi origo erit ex tarditate et<text:line-break/>cruditate ventris et dolor intestinorum et hypochondrio-<text:line-break/>rum inflammatio ; et febres adstrictae et. in remissione et<text:line-break/>intensione inaequales; et pulsus abditi crebrique ac inor-<text:line-break/>dinati. His ergo convenient calefacientia omnia et rela-<text:line-break/>xantia. Quod si benesicae lunam non adspexerint circa<text:line-break/>quadragesimum periclitabitur. Si autem beneficae lunam<text:line-break/>adspexerint, longum passus morbum servabitur. Si vero<text:line-break/>aliquis decubuerit, quando est in Virgine luna et cum ipsa<text:line-break/>est Mars vel opposito aut quadrato adspicit erit morbus a<text:line-break/>fluxu ventris et in affectum vertetur dyfentericum et erit<text:line-break/>sanguinis fluor ulceratioque in intestinis febres tenues<text:line-break/>fluidae et pulsus debiles crebrique et collapsae appetentiae</text:span></text:span></text:p>
      <text:p text:style-name="P2"><text:span text:style-name="Default_20_Paragraph_20_Font"><text:span text:style-name="T1">et stomachi subversio. Hisce convenient omnia quae con-<text:line-break/>stringunt. Quod fi beneficae lunam non adspexerint, tri-<text:line-break/>gesimo die interibit. Si autem beneficae lunam adfpexe-<text:line-break/>rint, servabitur. Si vero aliquis decubuerit, quando luna<text:line-break/>est in Virgine, erit morbus a dispositione coeliaca dolori-<text:line-break/>busque ac inflatione ventris; atque incipient veluti ex<text:line-break/>laesa coctione alia quidem per ventrem acria effluere, .alia<text:line-break/>vero per urinas ferri viridia et male olentia ; praecipue<text:line-break/>vero punctiones tanquam in diaphragmate fiunt ac stoma-<text:line-break/>chus refolvitur; totum vero nervosum collaborat, ab ini-<text:line-break/>tio enim statim oculi sunt assidue vigilantes. Quod si ea<text:line-break/>ex minimo etiam cursu impulsa ad majora moveatur, con-<text:line-break/>figuretur autem illi Mars vel Mercurius vel etiam fui,<text:line-break/>d</text:span></text:span><text:span text:style-name="Default_20_Paragraph_20_Font"><text:span text:style-name="T3">o</text:span></text:span><text:span text:style-name="Default_20_Paragraph_20_Font"><text:span text:style-name="T1">li</text:span></text:span><text:span text:style-name="Default_20_Paragraph_20_Font"><text:span text:style-name="T3">t</text:span></text:span><text:span text:style-name="Default_20_Paragraph_20_Font"><text:span text:style-name="T1">abunt quoque loquelis impediti. oportet ergo illis<text:line-break/>uti quae densare et contrahere humida possint; inutilis<text:line-break/>autem frigidae exhibitio et omnis succus frigidus. Quod<text:line-break/>si a quadrato ad majora versatur, accuratius a quocunque<text:line-break/>frigesaciente arceantur, etenim usque ad diametrum perr-</text:span></text:span></text:p>
      <text:p text:style-name="P2"><text:span text:style-name="Default_20_Paragraph_20_Font"><text:span text:style-name="T1">dilati in affectum coeliacum vel dysenteriam devolvuntur,<text:line-break/>atque ita protracto morbo deficiunt. </text:span></text:span><text:span text:style-name="Default_20_Paragraph_20_Font"><text:span text:style-name="T3">S</text:span></text:span><text:span text:style-name="Default_20_Paragraph_20_Font"><text:span text:style-name="T1"> autem huic con-<text:line-break/>stitutioni Saturnus configuretur- cum Mercurio vel Venere<text:line-break/>vel Iove solo, nihilominus erit diuturnus morbus et </text:span></text:span><text:span text:style-name="Default_20_Paragraph_20_Font"><text:span text:style-name="T3">t</text:span></text:span><text:span text:style-name="Default_20_Paragraph_20_Font"><text:span text:style-name="T1">ple-<text:line-break/>nixi affectus atque renales nisi quod etiam sic quoque<text:line-break/>protracto morbo atque illo afflicti servantur. Si vero ali-<text:line-break/>quis decubuerit quando luna stola movetur neque adspici-<text:line-break/>tur sive addat sive demat sive quocunque alio figurae modo<text:line-break/>se habeat, sanguinis fluxum patietur. Solvit autem hosce<text:line-break/>morbos luna circuitione peracta. Pallidi autem et caloris<text:line-break/>atri multo tempere</text:span></text:span><text:span text:style-name="Default_20_Paragraph_20_Font"><text:span text:style-name="T3">r</text:span></text:span><text:span text:style-name="Default_20_Paragraph_20_Font"><text:span text:style-name="T1"> aegrotantes fiunt, nihilo tamen minus<text:line-break/>servantur. Si vero Jupiter vel Venus vel Mercurius, vel<text:line-break/>quilibet ipsorum vel etiam omnes in decunitu annuant,<text:line-break/>nihilominus quae stmt in ventre fluxu laborabunt; in ipto<text:line-break/>autem signo usque ad quintum aegritudines solvunt. opor-<text:line-break/>tet vero vini quidem u</text:span></text:span><text:span text:style-name="Default_20_Paragraph_20_Font"><text:span text:style-name="T3">t</text:span></text:span><text:span text:style-name="Default_20_Paragraph_20_Font"><text:span text:style-name="T1">um indulgere, balneorum autem<text:line-break/>devitare.</text:span></text:span></text:p>
      <text:h text:style-name="P4" text:outline-level="2"><text:span text:style-name="Default_20_Paragraph_20_Font">Cap. IX. </text:span></text:h>
      <text:p text:style-name="P7"><text:span text:style-name="Default_20_Paragraph_20_Font"><text:span text:style-name="T1">Si vero aliquis decubuerit quando luna<text:line-break/>est in libra et Saturnus cum ipfa est vel ex opposito aut<text:line-break/>quadrato adspicit, morbi origo .erit ex potu vini et ma-<text:line-break/>xime ex crapula, si lumini numerisque luna demat fiatque<text:line-break/>in nocte decubitus; affectus autem in capite et thorace<text:line-break/>erunt, defluxus et tusses a principio et in capite fopor<text:line-break/>et inappetentiae et duplices intentiones et continuae fe-<text:line-break/>bres et crebrae atque imbecilles. His ergo convenient<text:line-break/>calefacientia omnia. Quod si cum Marte quoque eandem<text:line-break/>retineat figuram, procul dubio in opposito morietur. Si<text:line-break/>vero aliquis decubuerit, quando luna est in libra et Mars<text:line-break/>cum ipsis est vel ex opposito aut quadrato adspicit, erit<text:line-break/>morbus ex sanguinis abundantia .et erunt febres intentae<text:line-break/>et elati pulsus et mentis alienatio et pbrenitis et ^vigilia<text:line-break/>immodica et in toto corpore inflammatio. His conveniet<text:line-break/>sanguinis detractio ac omnia quae valeant habitum exte-<text:line-break/>unare. Quod si benesica lunam non adspexerit in diebus<text:line-break/>decem interibit. Si autem beneficae adspexerint, usque ad</text:span></text:span></text:p>
      <text:p text:style-name="P2"><text:span text:style-name="Default_20_Paragraph_20_Font"><text:span text:style-name="T1">oppositum periclitatus servabitur. Si vero aliquis decu-<text:line-break/>buerit quando .luna est in libra; causa er</text:span></text:span><text:span text:style-name="Default_20_Paragraph_20_Font"><text:span text:style-name="T3">a</text:span></text:span><text:span text:style-name="Default_20_Paragraph_20_Font"><text:span text:style-name="T1"> ad extrema,<text:line-break/>dolebunt etenim ipsis et ignea erunt atque eam quae in<text:line-break/>pro Iun dolosi magis caliditatem manifestabunt testatim. vero<text:line-break/>soporantur e: magis oculos tanquam ad fomnunr con ver-<text:line-break/>tunt et absque appetentia jacent. - Ita ergo naturaliter in<text:line-break/>hoc signo morbi fiunt, in quo falluntur aliqui, assiduum<text:line-break/>nutrimentum causantes. Si vero quando ipsa movetur ad<text:line-break/>minora, Satur</text:span></text:span><text:span text:style-name="Default_20_Paragraph_20_Font"><text:span text:style-name="T3">a</text:span></text:span><text:span text:style-name="Default_20_Paragraph_20_Font"><text:span text:style-name="T1">ns vel Venus vel Mercurius ver quilibet<text:line-break/>ipsorum accesserit , usque ad oppositum procul dubio in<text:line-break/>phrenitidem incidunt. Quare calefacere oportet atque uti<text:line-break/>iis,. quae discutere queant et repellere et asservare in<text:line-break/>quiete atque custodia, ne forte aquam furtim bibant. Ita<text:line-break/>enim quae sunt in ventre excreta usque ad oppositum,<text:line-break/>morbi facient dissolutionem ; nihilo autem minus in lon-<text:line-break/>giora etinaequalia mala devoluti, veluti periodica hoc-<text:line-break/>pacto servabuntur. At si fotus Saturnus fuerit , peribunt.</text:span></text:span></text:p>
      <text:p text:style-name="Normal"><text:span text:style-name="Default_20_Paragraph_20_Font"><text:span text:style-name="T1">- Si autem in praedicta constitutione magno cursu feratur,</text:span></text:span></text:p>
      <text:p text:style-name="P2"><text:span text:style-name="Default_20_Paragraph_20_Font"><text:span text:style-name="T1">usque ad oppositum ob febrium intensionem et remissio^.<text:line-break/>nem multa passi servantur. Si vero quando luna est in<text:line-break/>libra, Mars et fol lunae opponantur, caulae lu capite erunt,<text:line-break/>cephalatgia et rheumatismos et hemierania. Quod si Mer-<text:line-break/>curius accedat, causae erunt in oculis, suffusiones, glauce-<text:line-break/>dices pupillarum dilatationes. oportet ergo ut plurimum<text:line-break/>sanguinis detractione uti; utiles autem et excretiones.per<text:line-break/>ventrem. Sic vero diu perdurantes nihilominus pericli-<text:line-break/>t.abuntur, in eodem affectu manentes. Quod si Iupiter<text:line-break/>aut Venus quocunque configurat unis modo complicentur,<text:line-break/>falvi fient .in eisdem affectibus manentes. Quod .si ipsis.<text:line-break/>haud adspiciatur ac si decrescat , maligni quidem morbi<text:line-break/>erunt et inordinati pulsus qui difficulter .comprehendi .<text:line-break/>queant; nihilo tamen minus ubi ad oppositum luna .per-<text:line-break/>venerit, morbum solvit. Hoc autem sciatur, in omnibus<text:line-break/>tropicis et aequinoctialibus signis malignos esse morbus.</text:span></text:span></text:p>
      <text:h text:style-name="P4" text:outline-level="2"><text:span text:style-name="Default_20_Paragraph_20_Font">Cap. X.</text:span></text:h>
      <text:p text:style-name="P7"><text:span text:style-name="Default_20_Paragraph_20_Font"><text:span text:style-name="T1"><text:s/>Si vere aliquis decubuerit, quando luna<text:line-break/>est in scorpione. et Saturnus est. cum ea vel ex opposito<text:line-break/>aut quadrato adspicit, morbi origo erit ab exulceratione<text:line-break/>aut inguinum aut locorum. abditorum ad anum vel pu-<text:line-break/>densium. Quod si luna numeris addat aut lumini, fierva-<text:line-break/>bitur aegrotus ac praecipue si beneficae intueantur. Si<text:line-break/>vero aliquis decubuerit,. quando luna est in scorpione et<text:line-break/>cum ea est Mera vel ex opposito aut quadrato adspicit,<text:line-break/>lumine autem deficit ac numeris demit, maxime si bene-<text:line-break/>sicae intueantur in. primo quadrato servabitur aut usque<text:line-break/>ad oppositum; nam morbi erunt mites et qui facile mu-<text:line-break/>tent</text:span></text:span><text:span text:style-name="Default_20_Paragraph_20_Font"><text:span text:style-name="T3">o</text:span></text:span><text:span text:style-name="Default_20_Paragraph_20_Font"><text:span text:style-name="T1">r. Scito autem eandem esse rationem in omnibus<text:line-break/>signis quando hujuscemodi figurae inciderint. Si ergo ali-<text:line-break/>quis decubuerit quando luna est in scorpione, morbus erit<text:line-break/>ab horroribus minimis. Hi enim contemnentes augebunt<text:line-break/>affectus. cau</text:span></text:span><text:span text:style-name="Default_20_Paragraph_20_Font"><text:span text:style-name="T3">t</text:span></text:span><text:span text:style-name="Default_20_Paragraph_20_Font"><text:span text:style-name="T1">a autem procatarctica erit in vesica et par-<text:line-break/>tibus quae coxas rnterjacent aut etiam ulceratio </text:span></text:span><text:span text:style-name="Default_20_Paragraph_20_Font"><text:span text:style-name="T3">t</text:span></text:span><text:span text:style-name="Default_20_Paragraph_20_Font"><text:span text:style-name="T1">estis. Ad<text:line-break/>tertiam vero usque diem rectus febricitans morbum auge-</text:span></text:span></text:p>
      <text:p text:style-name="P2"><text:span text:style-name="Default_20_Paragraph_20_Font"><text:span text:style-name="T1">bit. Quod si numeris addat et praecipue ab oppositione<text:line-break/>et cum ipfa sit Mars, per scorpionem et ferrum in oc-<text:line-break/>cultis locis noxam patientur. Quod si fol quoque una<text:line-break/>fuerit ac configuretur, apostematum ad costas noxam pa-<text:line-break/>tientur. Si autem ad majora vertatur, est autem hoc,<text:line-break/>quando diurnus lunae motus graduum est circiter quin-<text:line-break/>decio, per longitudinem, noxam ad cosses accipient et per<text:line-break/>vomitiones sanguinem aut excretiones ejicient. oportet<text:line-break/>ergo a frigidae potu arcere continenter et in quiete asser-<text:line-break/>vare. Inutiles vero sunt clysteres et quae frigefacere -<text:line-break/>queant cataplasmata et sanguinis per cucurbitulas detractio :<text:line-break/>inutilis etiam balnea. Ubi vero luna usque ad undeni-<text:line-break/>tuum venerit tum sic praetergredientes longos faciunt<text:line-break/>assectus tum itidem periclitantur. Quod si Iupiter et Ve-<text:line-break/>nus una cum luna fuerit aut configuretur, erunt quidem<text:line-break/>mala proposita, at mora protracta servabuntur. Tempo-<text:line-break/>rum autem vel dicium quantitas a complicatione stellarum<text:line-break/>tibi innotefcet, </text:span></text:span><text:span text:style-name="Default_20_Paragraph_20_Font"><text:span text:style-name="T3">n</text:span></text:span><text:span text:style-name="Default_20_Paragraph_20_Font"><text:span text:style-name="T1">am durant assectus usque ad earum ad-</text:span></text:span></text:p>
      <text:p text:style-name="P2"><text:span text:style-name="Default_20_Paragraph_20_Font"><text:span text:style-name="T1">run tu</text:span></text:span><text:span text:style-name="Default_20_Paragraph_20_Font"><text:span text:style-name="T3">m</text:span></text:span></text:p>
      <text:p text:style-name="Normal"><text:span text:style-name="Default_20_Paragraph_20_Font"><text:span text:style-name="T1">fpectum. Determinatus enim est decubitus usque ad op-<text:line-break/>pofitum, praetergressus autem oppositum diuturnas stellae<text:line-break/>faciunt aegritudines. Si. -vero aliquis decubuerit quando<text:line-break/>luna est in scorpione et Saturum est cum illa aut censi-<text:line-break/>guratur et minora percurrit vel etiam ad coniunctionem<text:line-break/>fertur, procul dubio resolventur ; et devolventur in mala<text:line-break/>diuturna veluti qui defluxum circa pudendum aut proxima<text:line-break/>fedi loca patiuntur. Quod si nulla benefica applicetur<text:line-break/>aut configuretur, in ipsis interibit malis. Quod si luna ad<text:line-break/>majora excitetur et m Saturum configuretur, proposite<text:line-break/>quidem mala obvenient,. at protracta mora servabuntur.<text:line-break/>Naturaliter autem juxta hoc signum sunt inutilia balnea<text:line-break/>omnisque quae possint fluxionem ciere.</text:span></text:span></text:p>
      <text:h text:style-name="Heading_20_2" text:outline-level="2"><text:span text:style-name="Default_20_Paragraph_20_Font">Cap. XI.</text:span></text:h>
      <text:p text:style-name="P7"><text:span text:style-name="Default_20_Paragraph_20_Font"><text:span text:style-name="T1">Si vero quis decubuerit, quando luna est<text:line-break/>in sagittario et est cum ipfa Saturum aut opposito qua-<text:line-break/>dratove adspicit, erit morbi initium ex humidorum te-<text:line-break/>nuiumque et aerium fluxionum decubitus Dolebunt au-</text:span></text:span></text:p>
      <text:p text:style-name="P2"><text:span text:style-name="Default_20_Paragraph_20_Font"><text:span text:style-name="T1">tem articulos et patientur febres quae cum rigore iuva-<text:line-break/>dunt et insultus erunt cum rigore ne frigebunt extrema.<text:line-break/>(scando. igitur luna lumini numerisque marinae t demit,<text:line-break/>duplices erunt insultus et febres adstrictae et abditi. pul-<text:line-break/>Ius. His convenienti ca quae resolvunt et calefaciunt.<text:line-break/>Quod si benefica lunam adspexerit periclitatus servabitur,<text:line-break/>ubi oppositum praeterierit. At si benefica non adspexerit<text:line-break/>usque ad oppositum interibit. . Si vero quis decubuerit<text:line-break/>quando luna est in sagittario et cum ipsa est Mars vel<text:line-break/>opposito aut quadrato adspicit vel lumine eadem augefcit<text:line-break/>et numeris, ex plenitudine et crapula in stabilis erit mor-.<text:line-break/>bus et. periculosus. Erunt enim continuae febres intensae<text:line-break/>et fluidae et cholerico affectus et ventris fluxiones et de-<text:line-break/>biles . pulsus. His igitur con venie ut refrigerantia cuncta<text:line-break/>et adstringentia. Quod si maleficae lunam adspexerint,<text:line-break/>die septimo interibit. At si beneficae. eam adspexerint<text:line-break/>usque ad oppositum periclitatus servabitur. Sr vero ali-<text:line-break/>quis decubuerit quando luna est in sagittario, morbus a<text:line-break/>balneo erit et frigido aere et totum corpus rheuma iule-</text:span></text:span></text:p>
      <text:p text:style-name="P2"><text:span text:style-name="Default_20_Paragraph_20_Font"><text:span text:style-name="T1">stabit et erunt in fame pulsus et gingivarum dolor et<text:line-break/>dentium; causa autem procatarctica in pectore erit. Quod<text:line-break/>.si luna minora percurrat, praecipue veroest ad felem fera-<text:line-break/>tur et cum illusit </text:span></text:span><text:span text:style-name="Default_20_Paragraph_20_Font"><text:span text:style-name="T3">S</text:span></text:span><text:span text:style-name="Default_20_Paragraph_20_Font"><text:span text:style-name="T1">aturnus vel Mercuriusconfiguretur,<text:line-break/>erunt in pulmone ulcerationes et in scpto trausversc in-<text:line-break/>flammationes totumque corpus erit inflammatum. oportet<text:line-break/>autem adhibere vim. habentia siccandi. Suut vero etiam<text:line-break/>utiles . longulum detractiones usque ad quintum. Quod si<text:line-break/>etiam a decimotertio gradu ad decimumquartum moves.-<text:line-break/>tur, affiicti usque ad quintum peribunt. Si autem rupi-<text:line-break/>ter vel Venus propositae constitutioni fuerint praesentes,<text:line-break/>futura quidem sunt ea mala quae diximus, fed fervabun.-<text:line-break/>tur. Quod si luna ad majora moveatur et sula sit, fer-<text:line-break/>vantur. Si vero luna ad majora festinet et illi Mars et<text:line-break/>lbl configurentur, maxime quidem frigore aut tussibus<text:line-break/>corripientur. Naturaliter autem juxta hoc signum vigiliae<text:line-break/>fiunt et noctu mala intenduntur; fiunt autem valde parvi<text:line-break/>pulsus. Oportet vero fovere et in obscuro loco habere</text:span></text:span></text:p>
      <text:p text:style-name="P2"><text:span text:style-name="Default_20_Paragraph_20_Font"><text:span text:style-name="T1">cubantes. Balnea autem fu</text:span></text:span><text:span text:style-name="Default_20_Paragraph_20_Font"><text:span text:style-name="T3">n</text:span></text:span><text:span text:style-name="Default_20_Paragraph_20_Font"><text:span text:style-name="T1">t inutilia .et universa quae<text:line-break/>facile resolvunt. S1 igitur beneficae intueantur, periclita-<text:line-break/>tus servabitur. Quod si luna a beneficis adspicitur aut<text:line-break/>ab una ex ipsis. morbi solventur, non admodum vehemen-<text:line-break/>tes facti in opposito.</text:span></text:span></text:p>
      <text:h text:style-name="Heading_20_2" text:outline-level="2"><text:span text:style-name="Default_20_Paragraph_20_Font">Cap. XII. </text:span></text:h>
      <text:p text:style-name="P7"><text:span text:style-name="Default_20_Paragraph_20_Font"><text:span text:style-name="T1">Si vero aliquis decubuerit quando luna<text:line-break/>est in .capricorno atque. tum numeris tum lumini demit<text:line-break/>et Saturnus ningitur ei vel opposito. aut quadrato adspicit,<text:line-break/>initium morbi a- perfrigeralione erit balneorum et rheu-<text:line-break/>matistenuibus et in thorace -ierit sensus gravitatis atque<text:line-break/>lu pulmone tussesque a principio et insultus cum rigore<text:line-break/>et i intensiones . nocturnae et febres intensae. His igitur<text:line-break/>calefacientia omnia conveniunt. Quod si beneficae lunam<text:line-break/>non adspiciant, vigesimoprimo die .moritur. si vero eam<text:line-break/>beneficae adspiciant, -vivet .quidem, fed patietur longum<text:line-break/>in pulmone affectum. si .autem decumbat aliquis quando<text:line-break/>luna .est in capricorno ac .iungitur ei Mars vel opposito<text:line-break/>aut quadrato adspicit, initium morbi .a vomitu erit erebo-</text:span></text:span></text:p>
      <text:p text:style-name="P2"><text:span text:style-name="Default_20_Paragraph_20_Font"><text:span text:style-name="T1">lora veI corruptione veI tarda coctione. Morbus igitur<text:line-break/>erit periculosus et acutus et nervorum contentio et fluxus<text:line-break/>ventris et in ano acrimonia et ulceratio. His convenient<text:line-break/>omnia quae refrigerant et adstringunt. Si ergo non ad-<text:line-break/></text:span></text:span><text:span text:style-name="Default_20_Paragraph_20_Font"><text:span text:style-name="T3">t</text:span></text:span><text:span text:style-name="Default_20_Paragraph_20_Font"><text:span text:style-name="T1">piciat benefica lunam, quinto aut septimo die interibit.<text:line-break/>At si eam benefica adspiciat, post septimum periclitatus<text:line-break/>servabitur. . Si vero quis decubuerit.- quando luna est in<text:line-break/>capricorno, cau</text:span></text:span><text:span text:style-name="Default_20_Paragraph_20_Font"><text:span text:style-name="T3">t</text:span></text:span><text:span text:style-name="Default_20_Paragraph_20_Font"><text:span text:style-name="T1">a procatarctica a labore erit et indigentia.<text:line-break/>Erit .autem in dorso dolor et hortorum insultus et insili-<text:line-break/>tuum frequentiores assignationes .ut et fecunda et tertia<text:line-break/>.fiat; et corporis. totius pilorum. erectiones et febres ad-<text:line-break/>-strictae et ordines interrupti. r Haec ego tibi frequentius<text:line-break/>propono, .ut ex hujusmodi signis assequare et conjiclas<text:line-break/>aegritudinem. Quod si numeris demat, frangit aegrotis vi-<text:line-break/>res. et morbum adauget et in. loquela balbos reddit et<text:line-break/>cum tarditate fursum spectantes. si autem Satumus etiam<text:line-break/>configuretur aut sit luna, periclitantur quidem usque ad<text:line-break/>oppositum propter febrium intensiones; at si beneficacom-</text:span></text:span></text:p>
      <text:p text:style-name="P2"><text:span text:style-name="Default_20_Paragraph_20_Font"><text:span text:style-name="T1">plicetur, servantur ac diu perdurant in malis. Si vero<text:line-break/>in proposita constitutione Mars -vel fol configurentur, asse-<text:line-break/>ctu quidem liberabuntur, sed in affectus periodicos ioci-<text:line-break/>duut et ita servantur.-. Quod si luna addendo numeris<text:line-break/>angelum sitque ei praeiens Vel configuretur Saturnus aut<text:line-break/>fol augescunt mala usque ad oppositum et cum .periculo<text:line-break/>aegrotant. Si autem in quiut</text:span></text:span><text:span text:style-name="Default_20_Paragraph_20_Font"><text:span text:style-name="T3">a</text:span></text:span><text:span text:style-name="Default_20_Paragraph_20_Font"><text:span text:style-name="T1"> augescant, oppositum otus<text:line-break/>nino non superabunt. Si vero luna suerit cum Iove vel<text:line-break/>Venere vel Mercurio vel .etlantr utrisque, erunt quidem<text:line-break/>cau</text:span></text:span><text:span text:style-name="Default_20_Paragraph_20_Font"><text:span text:style-name="T3">t</text:span></text:span><text:span text:style-name="Default_20_Paragraph_20_Font"><text:span text:style-name="T1">ae propositae fed servabuntur. Animum ergo adverte,<text:line-break/>naturaliter enim juxta hoc signum morbi periculosi fiunt.<text:line-break/>Quare balneis oportet abstinere srigidaeque exhibitione:<text:line-break/>ad gestationes vero feu lectos pensiles, unctiones atque<text:line-break/>exercitamenta converti.</text:span></text:span></text:p>
      <text:h text:style-name="Heading_20_2" text:outline-level="2"><text:span text:style-name="Default_20_Paragraph_20_Font">Cap. XIII. </text:span></text:h>
      <text:p text:style-name="P7"><text:span text:style-name="Default_20_Paragraph_20_Font"><text:span text:style-name="T1">Si autem decubuerit aliquis quando luna<text:line-break/>est . in aquario numeris addens ac lumini et ei jungitur<text:line-break/>Saturnus vel ex opposito aut quadrato adspicit, initium<text:line-break/>morbi erit a laboribus vel insomniis vel itinere. Erit</text:span></text:span></text:p>
      <text:p text:style-name="P2"><text:span text:style-name="Default_20_Paragraph_20_Font"><text:span text:style-name="T1">igitur inaequalis in intensione et remissione morbus; et<text:line-break/>usqne ad oppositum servabitur, praesertim si benefica lu-<text:line-break/>nam adspexerit. Si vero aliquis decubuerit quando luna<text:line-break/>est in aquario lumini demens ac numeris et Mars juugi-<text:line-break/>tur ei vel opposito. aut quadrato. adspicit, erit morbus<text:line-break/></text:span></text:span><text:span text:style-name="Default_20_Paragraph_20_Font"><text:span text:style-name="T3">acu</text:span></text:span><text:span text:style-name="Default_20_Paragraph_20_Font"><text:span text:style-name="T1">ti/</text:span></text:span><text:span text:style-name="Default_20_Paragraph_20_Font"><text:span text:style-name="T3">simorum affec</text:span></text:span><text:span text:style-name="Default_20_Paragraph_20_Font"><text:span text:style-name="T1">t</text:span></text:span><text:span text:style-name="Default_20_Paragraph_20_Font"><text:span text:style-name="T3">uu</text:span></text:span><text:span text:style-name="Default_20_Paragraph_20_Font"><text:span text:style-name="T1">m i. </text:span></text:span><text:span text:style-name="Default_20_Paragraph_20_Font"><text:span text:style-name="T3">et pericl</text:span></text:span><text:span text:style-name="Default_20_Paragraph_20_Font"><text:span text:style-name="T1">i</text:span></text:span><text:span text:style-name="Default_20_Paragraph_20_Font"><text:span text:style-name="T3">tatu</text:span></text:span><text:span text:style-name="Default_20_Paragraph_20_Font"><text:span text:style-name="T1">s </text:span></text:span><text:span text:style-name="Default_20_Paragraph_20_Font"><text:span text:style-name="T3">servab</text:span></text:span><text:span text:style-name="Default_20_Paragraph_20_Font"><text:span text:style-name="T1">i</text:span></text:span><text:span text:style-name="Default_20_Paragraph_20_Font"><text:span text:style-name="T3">tur post<text:line-break/>nonu</text:span></text:span><text:span text:style-name="Default_20_Paragraph_20_Font"><text:span text:style-name="T1">m </text:span></text:span><text:span text:style-name="Default_20_Paragraph_20_Font"><text:span text:style-name="T3">diem, praesert</text:span></text:span><text:span text:style-name="Default_20_Paragraph_20_Font"><text:span text:style-name="T1">i</text:span></text:span><text:span text:style-name="Default_20_Paragraph_20_Font"><text:span text:style-name="T3">m st et</text:span></text:span><text:span text:style-name="Default_20_Paragraph_20_Font"><text:span text:style-name="T1">i</text:span></text:span><text:span text:style-name="Default_20_Paragraph_20_Font"><text:span text:style-name="T3">am benesicae luna</text:span></text:span><text:span text:style-name="Default_20_Paragraph_20_Font"><text:span text:style-name="T1">m </text:span></text:span><text:span text:style-name="Default_20_Paragraph_20_Font"><text:span text:style-name="T3">adspe-<text:line-break/>xerin</text:span></text:span><text:span text:style-name="Default_20_Paragraph_20_Font"><text:span text:style-name="T1">t.. </text:span></text:span><text:span text:style-name="Default_20_Paragraph_20_Font"><text:span text:style-name="T3">si vero aliqu</text:span></text:span><text:span text:style-name="Default_20_Paragraph_20_Font"><text:span text:style-name="T1">is </text:span></text:span><text:span text:style-name="Default_20_Paragraph_20_Font"><text:span text:style-name="T3">de</text:span></text:span><text:span text:style-name="Default_20_Paragraph_20_Font"><text:span text:style-name="T1">c</text:span></text:span><text:span text:style-name="Default_20_Paragraph_20_Font"><text:span text:style-name="T3">ubuerit, quando</text:span></text:span><text:span text:style-name="Default_20_Paragraph_20_Font"><text:span text:style-name="T1"> l</text:span></text:span><text:span text:style-name="Default_20_Paragraph_20_Font"><text:span text:style-name="T3">una est</text:span></text:span><text:span text:style-name="Default_20_Paragraph_20_Font"><text:span text:style-name="T1"> i</text:span></text:span><text:span text:style-name="Default_20_Paragraph_20_Font"><text:span text:style-name="T3">n<text:line-break/>aquario, erit m</text:span></text:span><text:span text:style-name="Default_20_Paragraph_20_Font"><text:span text:style-name="T1">o</text:span></text:span><text:span text:style-name="Default_20_Paragraph_20_Font"><text:span text:style-name="T3">rbu</text:span></text:span><text:span text:style-name="Default_20_Paragraph_20_Font"><text:span text:style-name="T1">s ex praegressa aliqua causa bubonis<text:line-break/>oborti vel ex anterioris nudae partis tibiae aut ex pu-<text:line-break/>deudorum dolore. Et ita febres erunt ardentes et inten-<text:line-break/>fae et -in primis incendium extremorum fitibundique ac<text:line-break/>frigidae appetentes et frequentius exsurgentes. Quod si<text:line-break/>ea per magna </text:span></text:span><text:span text:style-name="Default_20_Paragraph_20_Font"><text:span text:style-name="T3">t</text:span></text:span><text:span text:style-name="Default_20_Paragraph_20_Font"><text:span text:style-name="T1">eratur et configuretur vel accedat insuper<text:line-break/>Mars usque ad quadratum mente permutabitur. Utiles<text:line-break/>autem erunt sanguinis detractiones; itemque si non a fri-<text:line-break/>gidae desiderio prohibeantur et si in luce decumbant. Si<text:line-break/>vero etiam ad majora percurrat, ubi ea suerit in quadrato<text:line-break/>ac nullatenus fuerit morbus imminutus , usque ad oppo-<text:line-break/>situm interibunt. -Si autem propositae constitutioni Ju-</text:span></text:span></text:p>
      <text:p text:style-name="P2"><text:span text:style-name="Default_20_Paragraph_20_Font"><text:span text:style-name="T1">pr ter vel Venus veI utrique attestentur et ipfa luna ad<text:line-break/>minora- festinabat eo tempore quo decubuit, usque ad op-<text:line-break/>positum periclitatus servabitur. Si vero lumini demat et<text:line-break/>numeris, configuretur autem Saturnus vel etiam Mercurius<text:line-break/>insuper accedat, mala quidem eadem erunt, sed largos flu-<text:line-break/>xus ad artus patientur; reddet autem mala longiora et<text:line-break/>hydropem aliquo pactu ostendet. Et si letiam a media<text:line-break/>constitutione per minora moveatur in ipso . affectu nto-<text:line-break/>rientur. SI. vero luna Iuli decubitum per media percur-<text:line-break/>rat quae quidem proposita efi causa erit, ubi vero. diu ae-<text:line-break/>grotarint, servantur. </text:span></text:span><text:span text:style-name="Default_20_Paragraph_20_Font"><text:span text:style-name="T3">s</text:span></text:span><text:span text:style-name="Default_20_Paragraph_20_Font"><text:span text:style-name="T1">i </text:span></text:span><text:span text:style-name="Default_20_Paragraph_20_Font"><text:span text:style-name="T3">ver</text:span></text:span><text:span text:style-name="Default_20_Paragraph_20_Font"><text:span text:style-name="T1">o </text:span></text:span><text:span text:style-name="Default_20_Paragraph_20_Font"><text:span text:style-name="T3">luna a null</text:span></text:span><text:span text:style-name="Default_20_Paragraph_20_Font"><text:span text:style-name="T1">o </text:span></text:span><text:span text:style-name="Default_20_Paragraph_20_Font"><text:span text:style-name="T3">adspiciat</text:span></text:span><text:span text:style-name="Default_20_Paragraph_20_Font"><text:span text:style-name="T1">is<text:line-break/>sima</text:span></text:span><text:span text:style-name="Default_20_Paragraph_20_Font"><text:span text:style-name="T3">e eum</text:span></text:span><text:span text:style-name="Default_20_Paragraph_20_Font"><text:span text:style-name="T1"> C</text:span></text:span><text:span text:style-name="Default_20_Paragraph_20_Font"><text:span text:style-name="T3">enere vel Mercur</text:span></text:span><text:span text:style-name="Default_20_Paragraph_20_Font"><text:span text:style-name="T1">i</text:span></text:span><text:span text:style-name="Default_20_Paragraph_20_Font"><text:span text:style-name="T3">o vel Jove in decub</text:span></text:span><text:span text:style-name="Default_20_Paragraph_20_Font"><text:span text:style-name="T1">i</text:span></text:span><text:span text:style-name="Default_20_Paragraph_20_Font"><text:span text:style-name="T3">tu ubi<text:line-break/></text:span></text:span><text:span text:style-name="Default_20_Paragraph_20_Font"><text:span text:style-name="T1">i</text:span></text:span><text:span text:style-name="Default_20_Paragraph_20_Font"><text:span text:style-name="T3">naequal</text:span></text:span><text:span text:style-name="Default_20_Paragraph_20_Font"><text:span text:style-name="T1">i</text:span></text:span><text:span text:style-name="Default_20_Paragraph_20_Font"><text:span text:style-name="T3">ter habuer</text:span></text:span><text:span text:style-name="Default_20_Paragraph_20_Font"><text:span text:style-name="T1">i</text:span></text:span><text:span text:style-name="Default_20_Paragraph_20_Font"><text:span text:style-name="T3">nt a m</text:span></text:span><text:span text:style-name="Default_20_Paragraph_20_Font"><text:span text:style-name="T1">o</text:span></text:span><text:span text:style-name="Default_20_Paragraph_20_Font"><text:span text:style-name="T3">rb</text:span></text:span><text:span text:style-name="Default_20_Paragraph_20_Font"><text:span text:style-name="T1">o </text:span></text:span><text:span text:style-name="Default_20_Paragraph_20_Font"><text:span text:style-name="T3">servantur.</text:span></text:span></text:p>
      <text:h text:style-name="Heading_20_2" text:outline-level="2"><text:span text:style-name="Default_20_Paragraph_20_Font">Cap. XIV. </text:span></text:h>
      <text:p text:style-name="P7"><text:span text:style-name="Default_20_Paragraph_20_Font"><text:span text:style-name="T1">Si vero aliquis decubuerit quando luna<text:line-break/>est in piscibus ac lumini demit numerisque et jungitur<text:line-break/>illi </text:span></text:span><text:span text:style-name="Default_20_Paragraph_20_Font"><text:span text:style-name="T3">r</text:span></text:span><text:span text:style-name="Default_20_Paragraph_20_Font"><text:span text:style-name="T1"> Saturnus ver opposito aut quadrato adspicit, morbi<text:line-break/>initium erit a ba</text:span></text:span><text:span text:style-name="Default_20_Paragraph_20_Font"><text:span text:style-name="T3">l</text:span></text:span><text:span text:style-name="Default_20_Paragraph_20_Font"><text:span text:style-name="T1">neis st frigesactione vel tenuibus fluxio-<text:line-break/>ullius; Extrema enim crebro frigescent at erunt cum ri-</text:span></text:span></text:p>
      <text:p text:style-name="P2"><text:span text:style-name="Default_20_Paragraph_20_Font"><text:span text:style-name="T1">gore febres et inuasiones duplices et capitis constrictio et<text:line-break/>punctiones in mammillis et dolor hypochondriorum et<text:line-break/>pulsus abditi .tenuesque et .articulorum. dolor; His conve-<text:line-break/>nient cuncta quae calefaciunt et quae. relaxant. Quod si be-<text:line-break/>nefica lunam adspiciat, oppositum praetergressus servabitur^.<text:line-break/>habebit autem diuturnum articulorum dolorem. . Si vero<text:line-break/>quando est in piscibus suna numeris addens et lumine<text:line-break/>augescens, Mars ei ningitur vel opposito aut quadrato ad-<text:line-break/>fpicit, initium morbi erit a plenitudine, vini potu et cru-<text:line-break/>ditate. Incipit enim u die tertio augeri morbus, noctu<text:line-break/>autum.erunt intensiones et thoracis ardores et ratiocina-<text:line-break/>tionum interruptio et phrenitis. et in capite constipatio<text:line-break/>et febres ardentes et sitis et vini desiderium et pulsus<text:line-break/>elati. His conveniet sanguinis detractio .et omnia quae<text:line-break/>possunt habitum demoliri. Si ergo: beneficae lunam non<text:line-break/>adspexerint, in primo quadrato interibit. At fi lunam<text:line-break/>beneficae adspexerint ubi oppositum praetergressus suerit;<text:line-break/>periclitatus servabitur. sii vero quis decubuerit quando</text:span></text:span></text:p>
      <text:p text:style-name="P2"><text:span text:style-name="Default_20_Paragraph_20_Font"><text:span text:style-name="T1">luna est cum Jove vel Venere aut in opposito quadratu</text:span></text:span><text:span text:style-name="Default_20_Paragraph_20_Font"><text:span text:style-name="T3">r</text:span></text:span><text:span text:style-name="Default_20_Paragraph_20_Font"><text:span text:style-name="T1">e<text:line-break/>idque si quis in. quolibet. signo decubuerit, usque ad pri-.<text:line-break/>mum quadratum vel oppositum servabitur. </text:span></text:span><text:span text:style-name="Default_20_Paragraph_20_Font"><text:span text:style-name="T3">Ai st</text:span></text:span><text:span text:style-name="Default_20_Paragraph_20_Font"><text:span text:style-name="T1"> m</text:span></text:span><text:span text:style-name="Default_20_Paragraph_20_Font"><text:span text:style-name="T3">alest-<text:line-break/>cae lunam adspexer</text:span></text:span><text:span text:style-name="Default_20_Paragraph_20_Font"><text:span text:style-name="T1">i</text:span></text:span><text:span text:style-name="Default_20_Paragraph_20_Font"><text:span text:style-name="T3">n</text:span></text:span><text:span text:style-name="Default_20_Paragraph_20_Font"><text:span text:style-name="T1">t, </text:span></text:span><text:span text:style-name="Default_20_Paragraph_20_Font"><text:span text:style-name="T3">nul</text:span></text:span><text:span text:style-name="Default_20_Paragraph_20_Font"><text:span text:style-name="T1">l</text:span></text:span><text:span text:style-name="Default_20_Paragraph_20_Font"><text:span text:style-name="T3">o morbi ord</text:span></text:span><text:span text:style-name="Default_20_Paragraph_20_Font"><text:span text:style-name="T1">i</text:span></text:span><text:span text:style-name="Default_20_Paragraph_20_Font"><text:span text:style-name="T3">ne serva</text:span></text:span><text:span text:style-name="Default_20_Paragraph_20_Font"><text:span text:style-name="T1">t</text:span></text:span><text:span text:style-name="Default_20_Paragraph_20_Font"><text:span text:style-name="T3">o vexatu</text:span></text:span><text:span text:style-name="Default_20_Paragraph_20_Font"><text:span text:style-name="T1">s<text:line-break/></text:span></text:span><text:span text:style-name="Default_20_Paragraph_20_Font"><text:span text:style-name="T3">u</text:span></text:span><text:span text:style-name="Default_20_Paragraph_20_Font"><text:span text:style-name="T1">s</text:span></text:span><text:span text:style-name="Default_20_Paragraph_20_Font"><text:span text:style-name="T3">que ad opposi</text:span></text:span><text:span text:style-name="Default_20_Paragraph_20_Font"><text:span text:style-name="T1">t</text:span></text:span><text:span text:style-name="Default_20_Paragraph_20_Font"><text:span text:style-name="T3">um servab</text:span></text:span><text:span text:style-name="Default_20_Paragraph_20_Font"><text:span text:style-name="T1">i</text:span></text:span><text:span text:style-name="Default_20_Paragraph_20_Font"><text:span text:style-name="T3">tur.</text:span></text:span><text:span text:style-name="Default_20_Paragraph_20_Font"><text:span text:style-name="T1"> Magnum quid autem in<text:line-break/>decubitu conducit etiam hora. Nam fi beneficae in ho-.<text:line-break/>rofcopo sint vel corii medio; luna. vero sit cum maleficis.<text:line-break/>vel in opposito quadrature, .vitam tutabantur. Si vero.<text:line-break/>contra maleficae m horoscopo sint </text:span></text:span><text:span text:style-name="Default_20_Paragraph_20_Font"><text:span text:style-name="T3">vel coel</text:span></text:span><text:span text:style-name="Default_20_Paragraph_20_Font"><text:span text:style-name="T1">i </text:span></text:span><text:span text:style-name="Default_20_Paragraph_20_Font"><text:span text:style-name="T3">medio, </text:span></text:span><text:span text:style-name="Default_20_Paragraph_20_Font"><text:span text:style-name="T1">luna<text:line-break/>vero sit cum beneficis,. ei officiunt qui decubuerit. opor-<text:line-break/>tet igitur optimum medicum mathematicae quidem scleu-<text:line-break/>riae meminisse;- scrutari autum diligenter diem boramque<text:line-break/>decubitus; et mundum contueri quo pacto habeat, nihil<text:line-break/>enim fit sine mundi consensit. Si vero aliquis decubuerit<text:line-break/>quando luna est in piscibus, causae morbi procatarcticae<text:line-break/>a balneis vel frigida potione erunt. Statim enim nervo-,<text:line-break/></text:span></text:span><text:span text:style-name="Default_20_Paragraph_20_Font"><text:span text:style-name="T3">t</text:span></text:span><text:span text:style-name="Default_20_Paragraph_20_Font"><text:span text:style-name="T1">um patitur et .sunt. circa stomachum dolores, nudi. autem<text:line-break/>discurrunt laterum. dolores et spirant difficulter et febres<text:line-break/>adstrictae et in . profundo et pulsus tenues comprehensuquq</text:span></text:span></text:p>
      <text:p text:style-name="P2"><text:span text:style-name="Default_20_Paragraph_20_Font"><text:span text:style-name="T1">difficiles in invasionibus , . quos tamen in</text:span></text:span><text:span text:style-name="Default_20_Paragraph_20_Font"><text:span text:style-name="T3">t</text:span></text:span><text:span text:style-name="Default_20_Paragraph_20_Font"><text:span text:style-name="T1">ra duas horas<text:line-break/>immutant et remissius continenter habent; et quae circa<text:line-break/>ventrem tenuia </text:span></text:span><text:span text:style-name="Default_20_Paragraph_20_Font"><text:span text:style-name="T3">t</text:span></text:span><text:span text:style-name="Default_20_Paragraph_20_Font"><text:span text:style-name="T1">um, deinde urinae male olent. - Utiles<text:line-break/>aulum sunt </text:span></text:span><text:span text:style-name="Default_20_Paragraph_20_Font"><text:span text:style-name="T3">adh</text:span></text:span><text:span text:style-name="Default_20_Paragraph_20_Font"><text:span text:style-name="T1">i</text:span></text:span><text:span text:style-name="Default_20_Paragraph_20_Font"><text:span text:style-name="T3">b</text:span></text:span><text:span text:style-name="Default_20_Paragraph_20_Font"><text:span text:style-name="T1">i</text:span></text:span><text:span text:style-name="Default_20_Paragraph_20_Font"><text:span text:style-name="T3">tae cucurb</text:span></text:span><text:span text:style-name="Default_20_Paragraph_20_Font"><text:span text:style-name="T1">it</text:span></text:span><text:span text:style-name="Default_20_Paragraph_20_Font"><text:span text:style-name="T3">u</text:span></text:span><text:span text:style-name="Default_20_Paragraph_20_Font"><text:span text:style-name="T1">l</text:span></text:span><text:span text:style-name="Default_20_Paragraph_20_Font"><text:span text:style-name="T3">ae, at</text:span></text:span><text:span text:style-name="Default_20_Paragraph_20_Font"><text:span text:style-name="T1"> i</text:span></text:span><text:span text:style-name="Default_20_Paragraph_20_Font"><text:span text:style-name="T3">nut</text:span></text:span><text:span text:style-name="Default_20_Paragraph_20_Font"><text:span text:style-name="T1">i</text:span></text:span><text:span text:style-name="Default_20_Paragraph_20_Font"><text:span text:style-name="T3">les</text:span></text:span><text:span text:style-name="Default_20_Paragraph_20_Font"><text:span text:style-name="T1"> furei omnes<text:line-break/>qui refrigerant. Quod si luna a quadrato ad majora per—<text:line-break/>currat Saturne configurata, usque ad oppositum periclitati<text:line-break/>servantur. Si vero in proposita constitutione luna per-;<text:line-break/>currat Iovi vel Mercurio. vel etiam utrisque configurata,<text:line-break/>erunt quidem cautae propositae, ad haec vero ventrem do—<text:line-break/>lent; ac frequentius exsolvuntur, ut sine pulsu fiant. Quod<text:line-break/>si a media figura ad minora feratur configurata </text:span></text:span><text:span text:style-name="Default_20_Paragraph_20_Font"><text:span text:style-name="T3">S</text:span></text:span><text:span text:style-name="Default_20_Paragraph_20_Font"><text:span text:style-name="T1">aturne,<text:line-break/>ne quidem quadratum praetet ibunt. Si autem Venus quo-<text:line-break/>cunque modo complicetur qui oppositum praeterierint,<text:line-break/>decidunt in dysenteriam pallentesque fiunt, ac pedes in-.<text:line-break/>tumescunt et carnes collabuntur.;-. quum .autem hoc pacto<text:line-break/>diutius vitam traxerint nihilo tamen minus intereunt. si<text:line-break/>vero currat ad magna pari.erque Marti vel soli vel utri-<text:line-break/>que configuretur causae procatarcticae erunt omnes; infu-<text:line-break/>per tamen et febres intensae et I.stammatio in hepate ac</text:span></text:span></text:p>
      <text:p text:style-name="P2"><text:span text:style-name="Default_20_Paragraph_20_Font"><text:span text:style-name="T1">toto corpore dolentes., extrema autem ardentia propter in-<text:line-break/>vasiones invicem succedentes. Convenit ergo diaetis uti<text:line-break/>quae valeant nutrire; naturaliter enim lu hoc signo neque<text:line-break/>sanguinis detractiones per phlebotomiam factae conducent,<text:line-break/>Quod si nulla beneficarum complicetur usque ad opposi-<text:line-break/>tum periclitabitur.. At si Jupiter vel Venus adspiciat vel<text:line-break/>ipsa luna ad minora feratur, usque ad oppositum valde<text:line-break/>vexati. Servantur. Utendum ergo aequalibus remediis et<text:line-break/>quae facile adhibeantur. Si vero Jupiter vel Venus con-<text:line-break/>figuretur lunae quae et ipsis Marti vel foli configuretur<text:line-break/>numerisque addat et lumini, nihil proderunt beneficae, nam-<text:line-break/>que interibunt.</text:span></text:span></text:p>
      <text:h text:style-name="Heading_20_2" text:outline-level="2"><text:span text:style-name="Default_20_Paragraph_20_Font">Cap. XV, </text:span></text:h>
      <text:p text:style-name="P7"><text:span text:style-name="Default_20_Paragraph_20_Font"><text:span text:style-name="T1">Volo autem nihilominus et hoc te inire,<text:line-break/>ea quae circa partus accidunt et ca</text:span></text:span><text:span text:style-name="Default_20_Paragraph_20_Font"><text:span text:style-name="T3">t</text:span></text:span><text:span text:style-name="Default_20_Paragraph_20_Font"><text:span text:style-name="T1">us et vulnera quae<text:line-break/>repente fiunt et quaecunque his sunt similia eodem modo<text:line-break/>esse incipienda , quo in decuhitibus ostensum est-; ehirur-<text:line-break/>gias vero quae ex delectu fiunt et quaecunque his similia</text:span></text:span></text:p>
      <text:p text:style-name="P2"><text:span text:style-name="Default_20_Paragraph_20_Font"><text:span text:style-name="T1">funt nempe chirurgiae in oculis verbi gratia dilatationis<text:line-break/>pupillae vel suffusionis vel glaucomatis et quaecunque his<text:line-break/></text:span></text:span><text:span text:style-name="Default_20_Paragraph_20_Font"><text:span text:style-name="T3">t</text:span></text:span><text:span text:style-name="Default_20_Paragraph_20_Font"><text:span text:style-name="T1">unt similia, tunc esse exercendas quando luna lumine ac<text:line-break/>numeris ad augmentum tendit et ei beneficae configuran-<text:line-break/>tur. Nosse autem ^portet quum augefcit luna et numeris<text:line-break/>addit. et funguntur ei Mars aut iol vel configurantur, con-<text:line-break/>fumi corpora illis quibus ignis adhibetur: quum vero illa<text:line-break/>minuitur et numeris demit atque ei Satur</text:span></text:span><text:span text:style-name="Default_20_Paragraph_20_Font"><text:span text:style-name="T3">a</text:span></text:span><text:span text:style-name="Default_20_Paragraph_20_Font"><text:span text:style-name="T1">ns vel Mercu-<text:line-break/>rius iunguntur aut configurantur consumi corpora illis<text:line-break/>qui refrigerantur. Illud ver</text:span></text:span><text:span text:style-name="Default_20_Paragraph_20_Font"><text:span text:style-name="T3">o</text:span></text:span><text:span text:style-name="Default_20_Paragraph_20_Font"><text:span text:style-name="T1"> tibi adiicio , quando duo<text:line-break/>eodem die atque hora decubuerint, hoc pacto considerata<text:line-break/>eorum aetates comparando. Atque si luna numeris demat<text:line-break/>quando aliqui decubuerint et configuretur Saturnus aut<text:line-break/>Venus qui Iunior est prius convalescet, sicuti antea quo-<text:line-break/>que dixi in superioribus praeceptis; et ultra signi con-<text:line-break/>gruentiam in opposito liberabitur. Qur vero est femur<text:line-break/>periclitabitur vel in alios affectus devolvetur pro signi<text:line-break/>congruentia; vel morbo diuturno detentus servabitur. Quod</text:span></text:span></text:p>
      <text:p text:style-name="P2">si luna augeatur numeris et lumine et Mars aut sol con-<text:line-break/>figuretur P periclitabitur junior post quadratum et opposi-<text:line-break/>tum juxta signi in quo luna fuerit congruentiam. Sed si<text:line-break/>luna beneficis et in senioribus et in junioribus configure-<text:line-break/>tur juxta ipsius signi congruentiam servabuntur. Haec<text:line-break/>ego tibi idcirco enarravi , ut hac ipsa considerandi ra-<text:line-break/>tione utens nulla in re labi p<text:span text:style-name="Default_20_Paragraph_20_Font"><text:span text:style-name="T4">o</text:span></text:span>sti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6T15:10:00Z</meta:creation-date>
    <dc:date>2023-01-16T16:14:11.273000000</dc:date>
    <meta:editing-cycles>5</meta:editing-cycles>
    <meta:editing-duration>PT3M36S</meta:editing-duration>
    <meta:document-statistic meta:table-count="0" meta:image-count="0" meta:object-count="0" meta:page-count="45" meta:paragraph-count="74" meta:word-count="6569" meta:character-count="43667" meta:non-whitespace-character-count="37158"/>
    <meta:template xlink:type="simple" xlink:actuate="onRequest" xlink:title="" xlink:href="Normal.dotm"/>
  </office:meta>
</office:document-meta>
</file>